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7" style:family="paragraph" style:parent-style-name="Standard">
      <style:paragraph-properties style:text-autospace="none"/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12" style:family="paragraph" style:parent-style-name="Standard">
      <style:paragraph-properties style:text-autospace="none"/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13" style:family="paragraph" style:parent-style-name="Standard">
      <style:paragraph-properties style:text-autospace="none"/>
      <style:text-properties fo:color="#00000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P14" style:family="paragraph" style:parent-style-name="Standard">
      <style:paragraph-properties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paragraph-properties style:text-autospace="none"/>
      <style:text-properties fo:color="#008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P16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text-properties fo:color="#000080" fo:font-size="8pt" fo:font-weight="bold" style:font-size-asian="8pt" style:font-weight-asian="bold" style:font-size-complex="8pt" style:font-weight-complex="bold"/>
    </style:style>
    <style:style style:name="P18" style:family="paragraph" style:parent-style-name="Heading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Heading">
      <style:paragraph-properties fo:margin-top="0cm" fo:margin-bottom="0cm"/>
      <style:text-properties fo:font-size="10pt" style:font-size-asian="10pt" style:font-size-complex="10pt"/>
    </style:style>
    <style:style style:name="P20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1" style:family="paragraph" style:parent-style-name="Heading">
      <style:paragraph-properties fo:break-before="page"/>
    </style:style>
    <style:style style:name="P22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list-style-name="L2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list-style-name="L3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list-style-name="L1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list-style-name="L4"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L6"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L8"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L9">
      <style:text-properties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 style:list-style-name="L10"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Standard" style:list-style-name="L11">
      <style:text-properties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 style:list-style-name="L12">
      <style:text-properties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 style:list-style-name="L19"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 style:list-style-name="L20"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36" style:family="paragraph" style:parent-style-name="Standard" style:list-style-name="L7">
      <style:text-properties fo:font-weight="bold" style:font-weight-asian="bold" style:font-weight-complex="bold"/>
    </style:style>
    <style:style style:name="P37" style:family="paragraph" style:parent-style-name="Standard" style:list-style-name="L8">
      <style:text-properties fo:color="#000080" fo:font-size="8pt" fo:font-weight="bold" style:font-size-asian="8pt" style:font-weight-asian="bold" style:font-size-complex="8pt" style:font-weight-complex="bold"/>
    </style:style>
    <style:style style:name="P38" style:family="paragraph" style:parent-style-name="Standard" style:list-style-name="">
      <style:paragraph-properties style:text-autospace="none"/>
      <style:text-properties fo:color="#000080" style:font-name="F" fo:font-size="8pt" fo:font-weight="bold" style:font-name-asian="F" style:font-size-asian="8pt" style:font-weight-asian="bold" style:font-name-complex="F" style:font-size-complex="8pt" style:font-weight-complex="bold"/>
    </style:style>
    <style:style style:name="P39" style:family="paragraph" style:parent-style-name="Standard">
      <style:text-properties fo:font-size="8pt" style:font-size-asian="8pt" style:font-size-complex="8pt"/>
    </style:style>
    <style:style style:name="P40" style:family="paragraph" style:parent-style-name="Standard" style:list-style-name="">
      <style:paragraph-properties style:text-autospace="none"/>
      <style:text-properties fo:font-size="8pt" style:font-size-asian="8pt" style:font-size-complex="8pt"/>
    </style:style>
    <style:style style:name="P41" style:family="paragraph" style:parent-style-name="Standard" style:list-style-name="">
      <style:paragraph-properties style:text-autospace="none"/>
    </style:style>
    <style:style style:name="P42" style:family="paragraph" style:parent-style-name="Standard" style:list-style-name="">
      <style:paragraph-properties style:text-autospace="none"/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P43" style:family="paragraph" style:parent-style-name="Standard" style:list-style-name="">
      <style:paragraph-properties style:text-autospace="none"/>
      <style:text-properties fo:color="#000000" style:font-name="F" fo:font-size="8pt" fo:font-weight="normal" style:font-name-asian="F" style:font-size-asian="8pt" style:font-weight-asian="normal" style:font-name-complex="F" style:font-size-complex="8pt" style:font-weight-complex="normal"/>
    </style:style>
    <style:style style:name="P44" style:family="paragraph" style:parent-style-name="Standard">
      <style:paragraph-properties fo:break-before="page"/>
    </style:style>
    <style:style style:name="P45" style:family="paragraph" style:parent-style-name="Text_20_body" style:list-style-name="L1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6" style:family="paragraph" style:parent-style-name="Text_20_body" style:list-style-name="L5"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Text_20_body" style:list-style-name="L13">
      <style:text-properties fo:font-size="10pt" fo:font-weight="bold" style:font-size-asian="10pt" style:font-weight-asian="bold" style:font-size-complex="10pt" style:font-weight-complex="bold"/>
    </style:style>
    <style:style style:name="P48" style:family="paragraph" style:parent-style-name="Text_20_body" style:list-style-name="L14">
      <style:text-properties fo:font-size="10pt" fo:font-weight="bold" style:font-size-asian="10pt" style:font-weight-asian="bold" style:font-size-complex="10pt" style:font-weight-complex="bold"/>
    </style:style>
    <style:style style:name="P49" style:family="paragraph" style:parent-style-name="Text_20_body" style:list-style-name="L15">
      <style:text-properties fo:font-size="10pt" fo:font-weight="bold" style:font-size-asian="10pt" style:font-weight-asian="bold" style:font-size-complex="10pt" style:font-weight-complex="bold"/>
    </style:style>
    <style:style style:name="P50" style:family="paragraph" style:parent-style-name="Text_20_body" style:list-style-name="L16">
      <style:text-properties fo:font-size="10pt" fo:font-weight="bold" style:font-size-asian="10pt" style:font-weight-asian="bold" style:font-size-complex="10pt" style:font-weight-complex="bold"/>
    </style:style>
    <style:style style:name="P51" style:family="paragraph" style:parent-style-name="Text_20_body" style:list-style-name="L17">
      <style:text-properties fo:font-size="10pt" fo:font-weight="bold" style:font-size-asian="10pt" style:font-weight-asian="bold" style:font-size-complex="10pt" style:font-weight-complex="bold"/>
    </style:style>
    <style:style style:name="P52" style:family="paragraph" style:parent-style-name="Text_20_body" style:list-style-name="L18"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4" style:family="text">
      <style:text-properties fo:color="#0000ff" style:font-name="Courier New" style:font-name-asian="Courier New" style:font-name-complex="Courier New"/>
    </style:style>
    <style:style style:name="T5" style:family="text">
      <style:text-properties fo:color="#0000ff" style:font-name="Courier New" fo:font-weight="bold" style:font-name-asian="Courier New" style:font-weight-asian="bold" style:font-name-complex="Courier New" style:font-weight-complex="bold"/>
    </style:style>
    <style:style style:name="T6" style:family="text">
      <style:text-properties fo:color="#0000ff" style:font-name="Courier New" fo:font-size="8pt" style:font-name-asian="Courier New" style:font-size-asian="8pt" style:font-name-complex="Courier New" style:font-size-complex="8pt"/>
    </style:style>
    <style:style style:name="T7" style:family="text">
      <style:text-properties fo:color="#0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8" style:family="text">
      <style:text-properties fo:color="#0000ff" style:font-name="F" fo:font-weight="bold" style:font-name-asian="F" style:font-weight-asian="bold" style:font-name-complex="F" style:font-weight-complex="bold"/>
    </style:style>
    <style:style style:name="T9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0" style:family="text">
      <style:text-properties fo:color="#000000" style:font-name="Courier New" fo:font-weight="normal" style:font-name-asian="Courier New" style:font-weight-asian="normal" style:font-name-complex="Courier New" style:font-weight-complex="normal"/>
    </style:style>
    <style:style style:name="T11" style:family="text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12" style:family="text">
      <style:text-properties fo:color="#000000" style:font-name="Courier New" fo:font-size="8pt" style:font-name-asian="Courier New" style:font-size-asian="8pt" style:font-name-complex="Courier New" style:font-size-complex="8pt"/>
    </style:style>
    <style:style style:name="T13" style:family="text">
      <style:text-properties fo:color="#000000" style:font-name="Courier New" style:font-name-asian="Courier New" style:font-name-complex="Courier New"/>
    </style:style>
    <style:style style:name="T14" style:family="tex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T15" style:family="text"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6" style:family="text">
      <style:text-properties fo:color="#000000" style:font-name="F" fo:font-size="10pt" style:font-name-asian="F" style:font-size-asian="10pt" style:font-name-complex="F" style:font-size-complex="10pt"/>
    </style:style>
    <style:style style:name="T17" style:family="text">
      <style:text-properties fo:color="#00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18" style:family="text">
      <style:text-properties fo:color="#000000" style:font-name="F" fo:font-weight="normal" style:font-name-asian="F" style:font-weight-asian="normal" style:font-name-complex="F" style:font-weight-complex="normal"/>
    </style:style>
    <style:style style:name="T19" style:family="text">
      <style:text-properties fo:color="#000000" style:font-name="F" style:font-name-asian="F" style:font-name-complex="F"/>
    </style:style>
    <style:style style:name="T20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1" style:family="text">
      <style:text-properties fo:color="#000080" style:font-name="Courier New" style:font-name-asian="Courier New" style:font-name-complex="Courier New"/>
    </style:style>
    <style:style style:name="T22" style:family="text">
      <style:text-properties fo:color="#000080" style:font-name="Courier New" fo:font-weight="bold" style:font-name-asian="Courier New" style:font-weight-asian="bold" style:font-name-complex="Courier New" style:font-weight-complex="bold"/>
    </style:style>
    <style:style style:name="T23" style:family="text">
      <style:text-properties fo:color="#000080" style:font-name="Courier New" fo:font-size="8pt" style:font-name-asian="Courier New" style:font-size-asian="8pt" style:font-name-complex="Courier New" style:font-size-complex="8pt"/>
    </style:style>
    <style:style style:name="T24" style:family="text">
      <style:text-properties fo:color="#000080" style:font-name="Courier New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T25" style:family="text">
      <style:text-properties fo:color="#000080" fo:font-size="8pt" style:font-size-asian="8pt" style:font-size-complex="8pt"/>
    </style:style>
    <style:style style:name="T26" style:family="text">
      <style:text-properties fo:color="#00008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27" style:family="text">
      <style:text-properties fo:color="#000080" style:font-name="F" fo:font-weight="bold" style:font-name-asian="F" style:font-weight-asian="bold" style:font-name-complex="F" style:font-weight-complex="bold"/>
    </style:style>
    <style:style style:name="T28" style:family="text">
      <style:text-properties fo:color="#8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9" style:family="text">
      <style:text-properties fo:color="#8000ff" style:font-name="Courier New" fo:font-weight="normal" style:font-name-asian="Courier New" style:font-weight-asian="normal" style:font-name-complex="Courier New" style:font-weight-complex="normal"/>
    </style:style>
    <style:style style:name="T30" style:family="text">
      <style:text-properties fo:color="#8000ff" style:font-name="Courier New" fo:font-size="8pt" fo:font-weight="normal" style:font-name-asian="Courier New" style:font-size-asian="8pt" style:font-weight-asian="normal" style:font-name-complex="Courier New" style:font-size-complex="8pt" style:font-weight-complex="normal"/>
    </style:style>
    <style:style style:name="T31" style:family="text">
      <style:text-properties fo:color="#8000ff" style:font-name="Courier New" style:font-name-asian="Courier New" style:font-name-complex="Courier New"/>
    </style:style>
    <style:style style:name="T32" style:family="text">
      <style:text-properties fo:color="#8000ff" style:font-name="Courier New" fo:font-weight="bold" style:font-name-asian="Courier New" style:font-weight-asian="bold" style:font-name-complex="Courier New" style:font-weight-complex="bold"/>
    </style:style>
    <style:style style:name="T33" style:family="text">
      <style:text-properties fo:color="#800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34" style:family="text">
      <style:text-properties fo:color="#8000ff" style:font-name="F" fo:font-weight="normal" style:font-name-asian="F" style:font-weight-asian="normal" style:font-name-complex="F" style:font-weight-complex="normal"/>
    </style:style>
    <style:style style:name="T35" style:family="text">
      <style:text-properties fo:color="#808080" style:font-name="Courier New" fo:font-weight="normal" style:font-name-asian="Courier New" style:font-weight-asian="normal" style:font-name-complex="Courier New" style:font-weight-complex="normal"/>
    </style:style>
    <style:style style:name="T36" style:family="text">
      <style:text-properties fo:color="#808080" style:font-name="Courier New" style:font-name-asian="Courier New" style:font-name-complex="Courier New"/>
    </style:style>
    <style:style style:name="T37" style:family="text">
      <style:text-properties fo:color="#80808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38" style:family="text">
      <style:text-properties fo:color="#808080" style:font-name="F" fo:font-weight="normal" style:font-name-asian="F" style:font-weight-asian="normal" style:font-name-complex="F" style:font-weight-complex="normal"/>
    </style:style>
    <style:style style:name="T39" style:family="text">
      <style:text-properties fo:color="#ff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0" style:family="text">
      <style:text-properties fo:color="#ff8000" style:font-name="Courier New" fo:font-weight="normal" style:font-name-asian="Courier New" style:font-weight-asian="normal" style:font-name-complex="Courier New" style:font-weight-complex="normal"/>
    </style:style>
    <style:style style:name="T41" style:family="text">
      <style:text-properties fo:color="#ff8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42" style:family="text">
      <style:text-properties fo:color="#ff8000" style:font-name="F" fo:font-weight="normal" style:font-name-asian="F" style:font-weight-asian="normal" style:font-name-complex="F" style:font-weight-complex="normal"/>
    </style:style>
    <style:style style:name="T43" style:family="text">
      <style:text-properties fo:color="#008000" style:font-name="Courier New" fo:font-weight="normal" style:font-name-asian="Courier New" style:font-weight-asian="normal" style:font-name-complex="Courier New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5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5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 text:start-value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 text:start-value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text:start-value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 text:start-value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 text:start-value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. Estrutura de Tipos <text:s/></text:p>
      <text:p text:style-name="P19">(Passagem de parâmetros por valor e referência. Propriedades. <text:s/>Interfaces, <text:s/>Arrays <text:s/>e Enumerados.)</text:p>
      <text:p text:style-name="P20"/>
      <text:section text:style-name="Sect1" text:name="A01">
        <text:list xml:id="list28687842" text:style-name="L1">
          <text:list-item>
            <text:p text:style-name="P45">Considere que tem duas interfaces <text:s/>TemperatureCelcius <text:s/>e <text:s/>TemperatureFahrenheit. Ambas as <text:s/>interfaces têm um método double GetTemperature( ), mas com retornos diferentes. Será possível definir uma classe que implemente ambas as interfaces? Justifique. </text:p>
          </text:list-item>
        </text:list>
      </text:section>
      <text:section text:style-name="Sect1" text:name="A01-R">
        <text:p text:style-name="P3">Sim, para tal basta indicar a interface cujo método se está a implementar.</text:p>
      </text:section>
      <text:p text:style-name="Standard"/>
      <text:section text:style-name="Sect2" text:name="A02">
        <text:list xml:id="list29333206" text:continue-numbering="true" text:style-name="L1">
          <text:list-item>
            <text:p text:style-name="P22">Considere o seguinte código.</text:p>
          </text:list-item>
        </text:list>
        <text:section text:style-name="Sect3" text:name="Section1">
          <text:p text:style-name="P8"><text:span text:style-name="T4">interface</text:span><text:span text:style-name="T10"> I</text:span><text:span text:style-name="T21">{</text:span><text:span text:style-name="T10"> <text:s/></text:span></text:p>
          <text:p text:style-name="P11"><text:span text:style-name="T10"><text:s text:c="2"/></text:span><text:span text:style-name="T29">void</text:span><text:span text:style-name="T10"> visit</text:span><text:span text:style-name="T22">(</text:span><text:span text:style-name="T10">Visitor v</text:span><text:span text:style-name="T22">);</text:span><text:span text:style-name="T10"> <text:s/></text:span></text:p>
          <text:p text:style-name="P11"><text:span text:style-name="T10"><text:s text:c="2"/></text:span><text:span text:style-name="T29">void</text:span><text:span text:style-name="T10"> print</text:span><text:span text:style-name="T22">();</text:span><text:span text:style-name="T10"> <text:s/></text:span></text:p>
          <text:p text:style-name="P11"><text:span text:style-name="T22">}</text:span><text:span text:style-name="T10"> <text:s/></text:span></text:p>
          <text:p text:style-name="P11"><text:span text:style-name="T29">struct</text:span><text:span text:style-name="T10"> A</text:span><text:span text:style-name="T22">:</text:span><text:span text:style-name="T10"> I</text:span><text:span text:style-name="T22">{</text:span><text:span text:style-name="T10"> <text:s/></text:span></text:p>
          <text:p text:style-name="P11"><text:span text:style-name="T10"><text:s text:c="2"/></text:span><text:span text:style-name="T29">int</text:span><text:span text:style-name="T10"> n</text:span><text:span text:style-name="T22">;</text:span><text:span text:style-name="T10"> <text:s/></text:span></text:p>
          <text:p text:style-name="P11"><text:span text:style-name="T10"><text:s text:c="2"/></text:span><text:span text:style-name="T5">public</text:span><text:span text:style-name="T10"> </text:span><text:span text:style-name="T29">void</text:span><text:span text:style-name="T10"> incN</text:span><text:span text:style-name="T22">(</text:span><text:span text:style-name="T29">int</text:span><text:span text:style-name="T10"> inc</text:span><text:span text:style-name="T22">)</text:span><text:span text:style-name="T10"> </text:span><text:span text:style-name="T22">{</text:span><text:span text:style-name="T10"> <text:s/></text:span></text:p>
          <text:p text:style-name="P11"><text:span text:style-name="T10"><text:s text:c="5"/>n </text:span><text:span text:style-name="T22">+=</text:span><text:span text:style-name="T10"> inc</text:span><text:span text:style-name="T22">;</text:span><text:span text:style-name="T10"> <text:s/></text:span></text:p>
          <text:p text:style-name="P11"><text:span text:style-name="T10"><text:s text:c="2"/></text:span><text:span text:style-name="T22">}</text:span><text:span text:style-name="T10"> <text:s/></text:span></text:p>
          <text:p text:style-name="P11"><text:span text:style-name="T10"><text:s text:c="2"/></text:span><text:span text:style-name="T5">public</text:span><text:span text:style-name="T10"> </text:span><text:span text:style-name="T29">void</text:span><text:span text:style-name="T10"> visit</text:span><text:span text:style-name="T22">(</text:span><text:span text:style-name="T10">Visitor v</text:span><text:span text:style-name="T22">)</text:span><text:span text:style-name="T10"> </text:span><text:span text:style-name="T22">{</text:span><text:span text:style-name="T10"> <text:s/></text:span></text:p>
          <text:p text:style-name="P11"><text:span text:style-name="T10"><text:s text:c="4"/>v</text:span><text:span text:style-name="T22">.</text:span><text:span text:style-name="T10">update</text:span><text:span text:style-name="T22">(</text:span><text:span text:style-name="T5">ref</text:span><text:span text:style-name="T10"> </text:span><text:span text:style-name="T5">this</text:span><text:span text:style-name="T22">);</text:span><text:span text:style-name="T10"> <text:s/></text:span></text:p>
          <text:p text:style-name="P11"><text:span text:style-name="T10"><text:s text:c="2"/></text:span><text:span text:style-name="T22">}</text:span><text:span text:style-name="T10"> <text:s/></text:span></text:p>
          <text:p text:style-name="P11"><text:span text:style-name="T10"><text:s text:c="2"/></text:span><text:span text:style-name="T5">public</text:span><text:span text:style-name="T10"> </text:span><text:span text:style-name="T29">void</text:span><text:span text:style-name="T10"> print</text:span><text:span text:style-name="T22">()</text:span><text:span text:style-name="T10"> </text:span><text:span text:style-name="T22">{</text:span><text:span text:style-name="T10"> <text:s/></text:span></text:p>
          <text:p text:style-name="P11"><text:span text:style-name="T10"><text:s text:c="4"/>Console</text:span><text:span text:style-name="T22">.</text:span><text:span text:style-name="T10">WriteLine</text:span><text:span text:style-name="T22">(</text:span><text:span text:style-name="T35">"A ="</text:span><text:span text:style-name="T10"> </text:span><text:span text:style-name="T22">+</text:span><text:span text:style-name="T10"> n</text:span><text:span text:style-name="T22">);</text:span><text:span text:style-name="T10"> <text:s/></text:span></text:p>
          <text:p text:style-name="P11"><text:span text:style-name="T10"><text:s text:c="2"/></text:span><text:span text:style-name="T22">}</text:span><text:span text:style-name="T10"> <text:s/></text:span></text:p>
          <text:p text:style-name="P6">}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9"><text:span text:style-name="T4">interface</text:span><text:span text:style-name="T10"> Visitor</text:span><text:span text:style-name="T21">{</text:span><text:span text:style-name="T10"> </text:span><text:span text:style-name="T29">void</text:span><text:span text:style-name="T10"> update</text:span><text:span text:style-name="T21">(</text:span><text:span text:style-name="T4">ref</text:span><text:span text:style-name="T10"> A a</text:span><text:span text:style-name="T21">);</text:span><text:span text:style-name="T10"> </text:span><text:span text:style-name="T21">}</text:span><text:span text:style-name="T10"> <text:s/></text:span></text:p>
          <text:p text:style-name="P12"><text:s/></text:p>
          <text:p text:style-name="P11"><text:span text:style-name="T29">class</text:span><text:span text:style-name="T10"> R1</text:span><text:span text:style-name="T22">:</text:span><text:span text:style-name="T10"> Visitor</text:span><text:span text:style-name="T22">{</text:span><text:span text:style-name="T10"> <text:s/></text:span></text:p>
          <text:p text:style-name="P11"><text:span text:style-name="T10"><text:s text:c="3"/></text:span><text:span text:style-name="T5">public</text:span><text:span text:style-name="T10"> </text:span><text:span text:style-name="T29">void</text:span><text:span text:style-name="T10"> update</text:span><text:span text:style-name="T22">(</text:span><text:span text:style-name="T5">ref</text:span><text:span text:style-name="T10"> A a</text:span><text:span text:style-name="T22">){</text:span><text:span text:style-name="T10">a</text:span><text:span text:style-name="T22">.</text:span><text:span text:style-name="T10">incN</text:span><text:span text:style-name="T22">(</text:span><text:span text:style-name="T40">1</text:span><text:span text:style-name="T22">);}</text:span><text:span text:style-name="T10"> <text:s/></text:span></text:p>
          <text:p text:style-name="P11"><text:span text:style-name="T22">}</text:span><text:span text:style-name="T10"> <text:s/></text:span></text:p>
          <text:p text:style-name="P11"><text:span text:style-name="T29">class</text:span><text:span text:style-name="T10"> R2</text:span><text:span text:style-name="T22">:</text:span><text:span text:style-name="T10"> R1</text:span><text:span text:style-name="T22">{</text:span><text:span text:style-name="T10"> <text:s/></text:span></text:p>
          <text:p text:style-name="P11"><text:span text:style-name="T10"><text:s text:c="3"/></text:span><text:span text:style-name="T5">public</text:span><text:span text:style-name="T10"> </text:span><text:span text:style-name="T5">virtual</text:span><text:span text:style-name="T10"> </text:span><text:span text:style-name="T29">void</text:span><text:span text:style-name="T10"> update</text:span><text:span text:style-name="T22">(</text:span><text:span text:style-name="T5">ref</text:span><text:span text:style-name="T10"> A a</text:span><text:span text:style-name="T22">)</text:span><text:span text:style-name="T10"> </text:span><text:span text:style-name="T22">{</text:span><text:span text:style-name="T10"> <text:s text:c="8"/></text:span></text:p>
          <text:p text:style-name="P11"><text:span text:style-name="T10"><text:s text:c="8"/>a</text:span><text:span text:style-name="T22">.</text:span><text:span text:style-name="T10">incN</text:span><text:span text:style-name="T22">(</text:span><text:span text:style-name="T40">2</text:span><text:span text:style-name="T22">);</text:span><text:span text:style-name="T10"> </text:span></text:p>
          <text:p text:style-name="P11"><text:span text:style-name="T10"><text:s text:c="3"/></text:span><text:span text:style-name="T22">}</text:span><text:span text:style-name="T10"> <text:s/></text:span></text:p>
          <text:p text:style-name="P11"><text:span text:style-name="T22">}</text:span><text:span text:style-name="T10"> <text:s/></text:span></text:p>
          <text:p text:style-name="P11"><text:span text:style-name="T29">class</text:span><text:span text:style-name="T10"> R3</text:span><text:span text:style-name="T22">:</text:span><text:span text:style-name="T10"> R2</text:span><text:span text:style-name="T22">,</text:span><text:span text:style-name="T10"> Visitor</text:span><text:span text:style-name="T22">{</text:span><text:span text:style-name="T10"> <text:s/></text:span></text:p>
          <text:p text:style-name="P11"><text:span text:style-name="T10"><text:s text:c="3"/></text:span><text:span text:style-name="T5">public</text:span><text:span text:style-name="T10"> </text:span><text:span text:style-name="T5">override</text:span><text:span text:style-name="T10"> </text:span><text:span text:style-name="T29">void</text:span><text:span text:style-name="T10"> update</text:span><text:span text:style-name="T22">(</text:span><text:span text:style-name="T5">ref</text:span><text:span text:style-name="T10"> A a</text:span><text:span text:style-name="T22">){</text:span><text:span text:style-name="T10"> <text:s text:c="4"/></text:span></text:p>
          <text:p text:style-name="P11"><text:span text:style-name="T10"><text:s text:c="6"/>a</text:span><text:span text:style-name="T22">.</text:span><text:span text:style-name="T10">incN</text:span><text:span text:style-name="T22">(</text:span><text:span text:style-name="T40">31</text:span><text:span text:style-name="T22">);</text:span><text:span text:style-name="T10"> <text:s/></text:span></text:p>
          <text:p text:style-name="P11"><text:span text:style-name="T10"><text:s text:c="3"/></text:span><text:span text:style-name="T22">}</text:span><text:span text:style-name="T10"> <text:s/></text:span></text:p>
          <text:p text:style-name="P11"><text:span text:style-name="T10"><text:s text:c="3"/></text:span><text:span text:style-name="T29">void</text:span><text:span text:style-name="T10"> Visitor</text:span><text:span text:style-name="T22">.</text:span><text:span text:style-name="T10">update</text:span><text:span text:style-name="T22">(</text:span><text:span text:style-name="T5">ref</text:span><text:span text:style-name="T10"> A a</text:span><text:span text:style-name="T22">){</text:span><text:span text:style-name="T10">a</text:span><text:span text:style-name="T22">.</text:span><text:span text:style-name="T10">incN</text:span><text:span text:style-name="T22">(</text:span><text:span text:style-name="T40">32</text:span><text:span text:style-name="T22">);}</text:span><text:span text:style-name="T10"> <text:s/></text:span></text:p>
          <text:p text:style-name="P11"><text:span text:style-name="T22">}</text:span><text:span text:style-name="T10"> </text:span></text:p>
          <text:p text:style-name="P12"><text:s text:c="2"/></text:p>
          <text:p text:style-name="P11"><text:span text:style-name="T29">class</text:span><text:span text:style-name="T10"> Test</text:span><text:span text:style-name="T22">{</text:span><text:span text:style-name="T10"> <text:s/></text:span></text:p>
          <text:p text:style-name="P11"><text:span text:style-name="T10"><text:s text:c="3"/></text:span><text:span text:style-name="T29">static</text:span><text:span text:style-name="T10"> </text:span><text:span text:style-name="T29">void</text:span><text:span text:style-name="T10"> Main</text:span><text:span text:style-name="T22">(){</text:span><text:span text:style-name="T10"> <text:s/></text:span></text:p>
          <text:p text:style-name="P11"><text:span text:style-name="T10"><text:s text:c="6"/>A a </text:span><text:span text:style-name="T22">=</text:span><text:span text:style-name="T10"> </text:span><text:span text:style-name="T5">new</text:span><text:span text:style-name="T10"> A</text:span><text:span text:style-name="T22">();</text:span><text:span text:style-name="T10"> a</text:span><text:span text:style-name="T22">.</text:span><text:span text:style-name="T10">incN</text:span><text:span text:style-name="T22">(</text:span><text:span text:style-name="T40">1</text:span><text:span text:style-name="T22">);</text:span><text:span text:style-name="T10"> a</text:span><text:span text:style-name="T22">.</text:span><text:span text:style-name="T10">print</text:span><text:span text:style-name="T22">();</text:span><text:span text:style-name="T10"> <text:s/></text:span></text:p>
          <text:p text:style-name="P11"><text:span text:style-name="T10"><text:s text:c="6"/>a</text:span><text:span text:style-name="T22">.</text:span><text:span text:style-name="T10">visit</text:span><text:span text:style-name="T22">(</text:span><text:span text:style-name="T5">new</text:span><text:span text:style-name="T10"> R1</text:span><text:span text:style-name="T22">());</text:span><text:span text:style-name="T10"> a</text:span><text:span text:style-name="T22">.</text:span><text:span text:style-name="T10">print</text:span><text:span text:style-name="T22">();</text:span><text:span text:style-name="T10"> <text:s/></text:span></text:p>
          <text:p text:style-name="P11"><text:span text:style-name="T10"><text:s text:c="6"/>I i </text:span><text:span text:style-name="T22">=</text:span><text:span text:style-name="T10"> a</text:span><text:span text:style-name="T22">;</text:span><text:span text:style-name="T10"> </text:span><text:span text:style-name="T22">((</text:span><text:span text:style-name="T10">A</text:span><text:span text:style-name="T22">)</text:span><text:span text:style-name="T10"> i</text:span><text:span text:style-name="T22">).</text:span><text:span text:style-name="T10">incN</text:span><text:span text:style-name="T22">(</text:span><text:span text:style-name="T40">1</text:span><text:span text:style-name="T22">);</text:span><text:span text:style-name="T10"> i</text:span><text:span text:style-name="T22">.</text:span><text:span text:style-name="T10">print</text:span><text:span text:style-name="T22">();</text:span><text:span text:style-name="T10"> <text:s/></text:span></text:p>
          <text:p text:style-name="P11"><text:span text:style-name="T10"><text:s text:c="6"/>i</text:span><text:span text:style-name="T22">.</text:span><text:span text:style-name="T10">visit</text:span><text:span text:style-name="T22">(</text:span><text:span text:style-name="T5">new</text:span><text:span text:style-name="T10"> R1</text:span><text:span text:style-name="T22">());</text:span><text:span text:style-name="T10"> i</text:span><text:span text:style-name="T22">.</text:span><text:span text:style-name="T10">print</text:span><text:span text:style-name="T22">();</text:span><text:span text:style-name="T10"> <text:s/></text:span></text:p>
          <text:p text:style-name="P11"><text:span text:style-name="T10"><text:s text:c="6"/>i</text:span><text:span text:style-name="T22">.</text:span><text:span text:style-name="T10">visit</text:span><text:span text:style-name="T22">(</text:span><text:span text:style-name="T5">new</text:span><text:span text:style-name="T10"> R2</text:span><text:span text:style-name="T22">());</text:span><text:span text:style-name="T10"> i</text:span><text:span text:style-name="T22">.</text:span><text:span text:style-name="T10">print</text:span><text:span text:style-name="T22">();</text:span><text:span text:style-name="T10"> <text:s/></text:span></text:p>
          <text:p text:style-name="P11"><text:span text:style-name="T10"><text:s text:c="6"/>i</text:span><text:span text:style-name="T22">.</text:span><text:span text:style-name="T10">visit</text:span><text:span text:style-name="T22">(</text:span><text:span text:style-name="T5">new</text:span><text:span text:style-name="T10"> R3</text:span><text:span text:style-name="T22">());</text:span><text:span text:style-name="T10"> i</text:span><text:span text:style-name="T22">.</text:span><text:span text:style-name="T10">print</text:span><text:span text:style-name="T22">();</text:span><text:span text:style-name="T10"> <text:s/></text:span></text:p>
          <text:p text:style-name="P11"><text:span text:style-name="T10"><text:s text:c="3"/></text:span><text:span text:style-name="T22">}</text:span><text:span text:style-name="T10"> <text:s/></text:span></text:p>
          <text:p text:style-name="P6">}</text:p>
        </text:section>
        <text:list xml:id="list28702721" text:style-name="L2">
          <text:list-item>
            <text:p text:style-name="P23">Diga e justifique qual o <text:s/>output <text:s/>resultante da execução do método <text:s/>Main <text:s/>da classe <text:s/>Test, identificando as operações de boxing e unboxing. </text:p>
          </text:list-item>
        </text:list>
      </text:section>
      <text:section text:style-name="Sect1" text:name="A02-A-R1">
        <text:p text:style-name="P10"><text:tab/>A a = new A(); a.incN(1); a.print(); <text:s text:c="3"/>//1<text:tab/><text:tab/></text:p>
        <text:p text:style-name="P10"><text:tab/>a.visit(new R1()); a.print(); <text:s text:c="15"/>//2, box para Visitor</text:p>
        <text:p text:style-name="P10"><text:tab/>I i = a; ((A)i).incN(1); i.print(); <text:s text:c="4"/>//2, box para I, unbox para A</text:p>
        <text:p text:style-name="P10"><text:tab/>i.visit(new R1()); i.print(); <text:s text:c="10"/>//3, box para Visitor</text:p>
        <text:p text:style-name="P10"><text:tab/>i.visit(new R2()); i.print(); <text:s text:c="10"/>//4,???, box para Visitor<text:tab/><text:tab/><text:tab/></text:p>
        <text:p text:style-name="P10"><text:tab/>i.visit(new R3()); i.print(); <text:s text:c="10"/>//36, box para Visitor</text:p>
      </text:section>
      <text:section text:style-name="Sect1" text:name="A02-B">
        <text:p text:style-name="P1">Considere a nova definição da interface Visitor:</text:p>
        <text:p text:style-name="P1"/>
        <text:p text:style-name="Standard"><text:span text:style-name="T2"><text:s text:c="10"/></text:span><text:span text:style-name="T3">interface</text:span><text:span text:style-name="T9"> Visitor</text:span><text:span text:style-name="T20">{</text:span><text:span text:style-name="T28">void</text:span><text:span text:style-name="T9"> update</text:span><text:span text:style-name="T20">(</text:span><text:span text:style-name="T3">ref</text:span><text:span text:style-name="T9"> I i</text:span><text:span text:style-name="T20">);}</text:span><text:span text:style-name="T9"> <text:s/></text:span></text:p>
        <text:list xml:id="list28674063" text:style-name="L3">
          <text:list-item>
            <text:p text:style-name="P24">Ao recompilar a estrutura A para usar a nova interface Visitor, diga e justifique se é necessária, ou não, alguma alteração à implementação do método visit, para que compile com sucesso. Em caso afirmativo indique as modificações a efectuar.</text:p>
          </text:list-item>
        </text:list>
      </text:section>
      <text:section text:style-name="Sect1" text:name="A02-B-R1">
        <text:p text:style-name="P10"><text:s/>O método visit terá que ser alterado para passar um objecto do tipo I. </text:p>
        <text:p text:style-name="P10"><text:s/>Alterar a implementação de todas as class, para fazer unbox para o tipo A</text:p>
      </text:section>
      <text:section text:style-name="Sect1" text:name="A02-C">
        <text:p text:style-name="P2">Considerando que a assinatura de update é actualizada em cada uma das classes R1, R2 e R3 em conformidade com a nova definição da interface I e de acordo com as actualizações realizadas, ou não, à estrutura A no ponto anterior, indique e justifique as diferenças no output em relação ao cenário da alínea a.</text:p>
      </text:section>
      <text:section text:style-name="Sect1" text:name="A02-C-R1">
        <text:p text:style-name="P10">Como todos os objectos estão em stack, desaparecem assim que os métodos deixam de ser chamados.</text:p>
      </text:section>
      <text:section text:style-name="Sect1" text:name="A03">
        <text:list xml:id="list28700142" text:style-name="L4">
          <text:list-item>
            <text:p text:style-name="P35"><text:span text:style-name="T1">Implemente o método <text:s/></text:span><text:span text:style-name="T25">IEnumerable&lt;T&gt; BiggerThan( IEnumerable&lt;T&gt; enum, T element ) <text:s/>where T:Comparable&lt;T&gt;</text:span><text:span text:style-name="T1"> <text:s/>que retorna a sequência de elementos maiores do que element. Altere este método de modo a que seja um método de extensão para IEnumerable&lt;T&gt;. </text:span></text:p>
          </text:list-item>
        </text:list>
      </text:section>
      <text:section text:style-name="Sect1" text:name="A03-R1">
        <text:p text:style-name="P40"><text:span text:style-name="T8">public</text:span><text:span text:style-name="T18"> </text:span><text:span text:style-name="T34">static</text:span><text:span text:style-name="T18"> IEnumerable</text:span><text:span text:style-name="T27">&lt;</text:span><text:span text:style-name="T18">T</text:span><text:span text:style-name="T27">&gt;</text:span><text:span text:style-name="T18"> BiggerThan</text:span><text:span text:style-name="T27">&lt;</text:span><text:span text:style-name="T18">T</text:span><text:span text:style-name="T27">&gt;(</text:span><text:span text:style-name="T18">IEnumerable</text:span><text:span text:style-name="T27">&lt;</text:span><text:span text:style-name="T18">T</text:span><text:span text:style-name="T27">&gt;</text:span><text:span text:style-name="T18"> enumator</text:span><text:span text:style-name="T27">,</text:span><text:span text:style-name="T18"> T element</text:span><text:span text:style-name="T27">)</text:span><text:span text:style-name="T18"> where T</text:span><text:span text:style-name="T27">:</text:span><text:span text:style-name="T18"> IComparable</text:span><text:span text:style-name="T27">&lt;</text:span><text:span text:style-name="T18">T</text:span><text:span text:style-name="T27">&gt;</text:span></text:p>
        <text:p text:style-name="P38">{</text:p>
        <text:p text:style-name="P40"><text:span text:style-name="T18"><text:tab/></text:span><text:span text:style-name="T8">foreach</text:span><text:span text:style-name="T18"> </text:span><text:span text:style-name="T27">(</text:span><text:span text:style-name="T18">T t </text:span><text:span text:style-name="T8">in</text:span><text:span text:style-name="T18"> enumator</text:span><text:span text:style-name="T27">)</text:span></text:p>
        <text:p text:style-name="P40"><text:span text:style-name="T18"><text:tab/><text:tab/></text:span><text:span text:style-name="T8">if</text:span><text:span text:style-name="T18"> </text:span><text:span text:style-name="T27">(</text:span><text:span text:style-name="T18">t</text:span><text:span text:style-name="T27">.</text:span><text:span text:style-name="T18">CompareTo</text:span><text:span text:style-name="T27">(</text:span><text:span text:style-name="T18">element</text:span><text:span text:style-name="T27">)</text:span><text:span text:style-name="T18"> </text:span><text:span text:style-name="T27">&gt;</text:span><text:span text:style-name="T18"> </text:span><text:span text:style-name="T42">0</text:span><text:span text:style-name="T27">)</text:span><text:span text:style-name="T18"> yield </text:span><text:span text:style-name="T8">return</text:span><text:span text:style-name="T18"> t</text:span><text:span text:style-name="T27">;</text:span></text:p>
        <text:p text:style-name="P40"><text:span text:style-name="T18"><text:tab/>yield </text:span><text:span text:style-name="T8">break</text:span><text:span text:style-name="T27">;;</text:span></text:p>
        <text:p text:style-name="P38">}</text:p>
        <text:p text:style-name="P40"><text:span text:style-name="T8">public</text:span><text:span text:style-name="T18"> </text:span><text:span text:style-name="T34">static</text:span><text:span text:style-name="T18"> IEnumerable</text:span><text:span text:style-name="T27">&lt;</text:span><text:span text:style-name="T18">T</text:span><text:span text:style-name="T27">&gt;</text:span><text:span text:style-name="T18"> BiggerThanExt</text:span><text:span text:style-name="T27">&lt;</text:span><text:span text:style-name="T18">T</text:span><text:span text:style-name="T27">&gt;(</text:span><text:span text:style-name="T8">this</text:span><text:span text:style-name="T18"> IEnumerable</text:span><text:span text:style-name="T27">&lt;</text:span><text:span text:style-name="T18">T</text:span><text:span text:style-name="T27">&gt;</text:span><text:span text:style-name="T18"> enumator</text:span><text:span text:style-name="T27">,</text:span><text:span text:style-name="T18"> T element</text:span><text:span text:style-name="T27">)</text:span><text:span text:style-name="T18"> where T </text:span><text:span text:style-name="T27">:</text:span><text:span text:style-name="T18"> IComparable</text:span><text:span text:style-name="T27">&lt;</text:span><text:span text:style-name="T18">T</text:span><text:span text:style-name="T27">&gt;</text:span></text:p>
        <text:p text:style-name="P38">{</text:p>
        <text:p text:style-name="P40"><text:span text:style-name="T18"><text:tab/></text:span><text:span text:style-name="T8">return</text:span><text:span text:style-name="T18"> BiggerThan</text:span><text:span text:style-name="T27">(</text:span><text:span text:style-name="T18">enumator</text:span><text:span text:style-name="T27">,</text:span><text:span text:style-name="T18"> element</text:span><text:span text:style-name="T27">);</text:span></text:p>
        <text:p text:style-name="P40"><text:span text:style-name="T27">}</text:span></text:p>
        <text:p text:style-name="P40"><text:span text:style-name="T27"/></text:p>
        <text:p text:style-name="P40"><text:span text:style-name="T27"/></text:p>
        <text:p text:style-name="P40"><text:span text:style-name="T27"/></text:p>
      </text:section>
      <text:section text:style-name="Sect1" text:name="A04">
        <text:list xml:id="list29336565" text:continue-numbering="true" text:style-name="L4">
          <text:list-item>
            <text:p text:style-name="P26"><text:soft-page-break/>Qual a responsabilidade do construtor de tipo no CLR? Diga quais são as duas semânticas de invocação do construtor de tipo. </text:p>
          </text:list-item>
        </text:list>
      </text:section>
      <text:section text:style-name="Sect1" text:name="A04-R1">
        <text:p text:style-name="P10">É utilizado para estabelecer o estado inicial de um tipo, e o CLR garante a chamada ao constructor de tipo antes de qualquer acesso.</text:p>
        <text:p text:style-name="P10">A chamada é efectuada ante de executar o metodo estático main e antes da utilização da variável de tipo.</text:p>
      </text:section>
      <text:section text:style-name="Sect1" text:name="A05">
        <text:list xml:id="list29318618" text:continue-numbering="true" text:style-name="L4">
          <text:list-item>
            <text:p text:style-name="P26">Porque motivo os projectistas da framework .NET 2.0 definiram que a interface genérica <text:s/>IEnumerable&lt;T&gt; estende a interface não genérica IEnumerable. De que forma um contentor pode implementar ambas as interfaces genérica IEnumerator&lt;T&gt; e não genérica <text:s/>IEnumerator? Realize um troço de código demonstrativo.</text:p>
          </text:list-item>
        </text:list>
      </text:section>
      <text:section text:style-name="Sect1" text:name="A05-R1">
        <text:p text:style-name="Standard">????</text:p>
      </text:section>
      <text:p text:style-name="Standard"/>
      <text:p text:style-name="P21">B. Delegates, Eventos Iteradores </text:p>
      <text:section text:style-name="Sect1" text:name="B-1">
        <text:list xml:id="list28690089" text:style-name="L5">
          <text:list-item>
            <text:p text:style-name="P46">Considere a seguinte definição:</text:p>
          </text:list-item>
        </text:list>
        <text:p text:style-name="P16"><text:span text:style-name="T4"><text:tab/></text:span><text:span text:style-name="T6">public</text:span><text:span text:style-name="T11"> </text:span><text:span text:style-name="T6">delegate</text:span><text:span text:style-name="T11"> </text:span><text:span text:style-name="T30">void</text:span><text:span text:style-name="T11"> SomeEventHandler</text:span><text:span text:style-name="T23">(</text:span><text:span text:style-name="T6">object</text:span><text:span text:style-name="T11"> o</text:span><text:span text:style-name="T23">,</text:span><text:span text:style-name="T11"> EventArgs e</text:span><text:span text:style-name="T23">);<text:tab/></text:span></text:p>
      </text:section>
      <text:section text:style-name="Sect1" text:name="B-1A">
        <text:list xml:id="list28702758" text:style-name="L6">
          <text:list-item>
            <text:p text:style-name="P27">Indique qual <text:s/>é o <text:s/>código <text:s/>gerado pelo compilador <text:s/>para <text:s/>a definição anterior. Nota: Na descrição omita a explicação dos métodos BeginInvoke e EndInvoke.</text:p>
          </text:list-item>
        </text:list>
      </text:section>
      <text:section text:style-name="Sect1" text:name="B-1A-R">
        <text:p text:style-name="Standard">????</text:p>
      </text:section>
      <text:section text:style-name="Sect1" text:name="B-1B">
        <text:list xml:id="list29314081" text:continue-numbering="true" text:style-name="L6">
          <text:list-item>
            <text:p text:style-name="P27">A definição deste <text:s/>delegate <text:s/>segue um padrão <text:s/>EventHandler, <text:s/>aconselhado como uma boa prática na definição de eventos em .NET e <text:s/>ao qual a maioria dos tipos da Framework.NET que expõem eventos utiliza. Explique sucintamente este padrão e quais as responsabilidades de cada um dos seus intervenientes. </text:p>
          </text:list-item>
        </text:list>
      </text:section>
      <text:section text:style-name="Sect1" text:name="B-1B-R">
        <text:p text:style-name="P10">O modelo de eventos na framework .Net é baseado na existência de um delegate que conecta um evento com o seu handler. </text:p>
        <text:p text:style-name="P10">? O tipo delegate define o conjunto de argumentos que são passados ao método que manipula o evento </text:p>
        <text:p text:style-name="P10">? Todos os que recebem a notificação do evento têm de fornecer um método callback que esteja de acordo com o delegate definido</text:p>
      </text:section>
      <text:section text:style-name="Sect1" text:name="B-1C">
        <text:list xml:id="list29306660" text:continue-numbering="true" text:style-name="L6">
          <text:list-item>
            <text:p text:style-name="P27">Tendo em consideração a <text:s/>definição do <text:s/>delegate <text:s/>SomeEventHandler, <text:s/>indique <text:s/>o <text:s/>código gerado pela <text:s/>definição seguinte, na classe onde esta é incluída. <text:s/><text:span text:style-name="T6">public</text:span><text:span text:style-name="T12"> </text:span><text:span text:style-name="T6">event</text:span><text:span text:style-name="T12"> SomeEventHandler SomeEvent</text:span><text:span text:style-name="T23">;</text:span><text:span text:style-name="T12"> </text:span></text:p>
          </text:list-item>
        </text:list>
      </text:section>
      <text:section text:style-name="Sect1" text:name="B-1C-R">
        <text:p text:style-name="Standard">????</text:p>
      </text:section>
      <text:section text:style-name="Sect1" text:name="B-2">
        <text:list xml:id="list28696734" text:style-name="L7">
          <text:list-item>
            <text:p text:style-name="P36">Considere o seguinte código: </text:p>
          </text:list-item>
        </text:list>
        <text:section text:style-name="Sect3" text:name="Section2">
          <text:p text:style-name="P8"><text:span text:style-name="T4">interface</text:span><text:span text:style-name="T13"> ITemperatureAlarm </text:span><text:span text:style-name="T21">{</text:span><text:span text:style-name="T13"> </text:span></text:p>
          <text:p text:style-name="P9"><text:span text:style-name="T13"><text:s text:c="2"/></text:span><text:span text:style-name="T4">event</text:span><text:span text:style-name="T13"> EventHandler TooHot</text:span><text:span text:style-name="T21">;</text:span><text:span text:style-name="T13"> </text:span></text:p>
          <text:p text:style-name="P9"><text:span text:style-name="T13"><text:s text:c="2"/></text:span><text:span text:style-name="T31">void</text:span><text:span text:style-name="T13"> triggerHot</text:span><text:span text:style-name="T21">();</text:span><text:span text:style-name="T13"> </text:span></text:p>
          <text:p text:style-name="P9"><text:span text:style-name="T21">}</text:span><text:span text:style-name="T13"> </text:span></text:p>
          <text:p text:style-name="P13"><text:s/></text:p>
          <text:p text:style-name="P9"><text:span text:style-name="T31">class</text:span><text:span text:style-name="T13"> Sensor1 </text:span><text:span text:style-name="T21">:</text:span><text:span text:style-name="T13"> ITemperatureAlarm </text:span><text:span text:style-name="T21">{</text:span><text:span text:style-name="T13"> </text:span></text:p>
          <text:p text:style-name="P9"><text:span text:style-name="T13"><text:s text:c="2"/></text:span><text:span text:style-name="T4">public</text:span><text:span text:style-name="T13"> </text:span><text:span text:style-name="T4">event</text:span><text:span text:style-name="T13"> EventHandler TooHot</text:span><text:span text:style-name="T21">;</text:span><text:span text:style-name="T13"> </text:span></text:p>
          <text:p text:style-name="P9"><text:span text:style-name="T13"><text:s text:c="2"/></text:span><text:span text:style-name="T4">public</text:span><text:span text:style-name="T13"> </text:span><text:span text:style-name="T4">virtual</text:span><text:span text:style-name="T13"> </text:span><text:span text:style-name="T31">void</text:span><text:span text:style-name="T13"> triggerHot</text:span><text:span text:style-name="T21">()</text:span><text:span text:style-name="T13"> </text:span><text:span text:style-name="T21">{</text:span><text:span text:style-name="T13"> </text:span></text:p>
          <text:p text:style-name="P9"><text:span text:style-name="T13"><text:s text:c="4"/>Console</text:span><text:span text:style-name="T21">.</text:span><text:span text:style-name="T13">WriteLine</text:span><text:span text:style-name="T21">(</text:span><text:span text:style-name="T36">"Sensor1"</text:span><text:span text:style-name="T21">);</text:span><text:span text:style-name="T13"> </text:span></text:p>
          <text:p text:style-name="P9"><text:span text:style-name="T13"><text:s text:c="4"/></text:span><text:span text:style-name="T4">if</text:span><text:span text:style-name="T13"> </text:span><text:span text:style-name="T21">(</text:span><text:span text:style-name="T13">TooHot </text:span><text:span text:style-name="T21">!=</text:span><text:span text:style-name="T13"> </text:span><text:span text:style-name="T4">null</text:span><text:span text:style-name="T21">)</text:span><text:span text:style-name="T13"> <text:s/></text:span></text:p>
          <text:p text:style-name="P9"><text:span text:style-name="T13"><text:s text:c="6"/>TooHot</text:span><text:span text:style-name="T21">(</text:span><text:span text:style-name="T4">this</text:span><text:span text:style-name="T21">,</text:span><text:span text:style-name="T13"> EventArgs</text:span><text:span text:style-name="T21">.</text:span><text:span text:style-name="T13">Empty</text:span><text:span text:style-name="T21">);</text:span><text:span text:style-name="T13"> </text:span></text:p>
          <text:p text:style-name="P9"><text:span text:style-name="T13"><text:s text:c="2"/></text:span><text:span text:style-name="T21">}</text:span><text:span text:style-name="T13"> </text:span></text:p>
          <text:p text:style-name="P9"><text:span text:style-name="T21">}</text:span><text:span text:style-name="T13"> </text:span></text:p>
          <text:p text:style-name="P13"><text:s/></text:p>
          <text:p text:style-name="P9"><text:span text:style-name="T31">class</text:span><text:span text:style-name="T13"> Sensor2 </text:span><text:span text:style-name="T21">:</text:span><text:span text:style-name="T13"> Sensor1</text:span><text:span text:style-name="T21">,</text:span><text:span text:style-name="T13">ITemperatureAlarm </text:span><text:span text:style-name="T21">{</text:span><text:span text:style-name="T13"> </text:span></text:p>
          <text:p text:style-name="P9"><text:span text:style-name="T13"><text:s text:c="2"/></text:span><text:span text:style-name="T4">public</text:span><text:span text:style-name="T13"> </text:span><text:span text:style-name="T4">virtual</text:span><text:span text:style-name="T13"> </text:span><text:span text:style-name="T4">event</text:span><text:span text:style-name="T13"> EventHandler TooHot</text:span><text:span text:style-name="T21">;</text:span><text:span text:style-name="T13"> </text:span></text:p>
          <text:p text:style-name="P9"><text:span text:style-name="T13"><text:s text:c="2"/></text:span><text:span text:style-name="T4">public</text:span><text:span text:style-name="T13"> </text:span><text:span text:style-name="T4">new</text:span><text:span text:style-name="T13"> </text:span><text:span text:style-name="T31">void</text:span><text:span text:style-name="T13"> triggerHot</text:span><text:span text:style-name="T21">()</text:span><text:span text:style-name="T13"> </text:span><text:span text:style-name="T21">{</text:span><text:span text:style-name="T13"> </text:span></text:p>
          <text:p text:style-name="P9"><text:span text:style-name="T13"><text:s text:c="5"/>Console</text:span><text:span text:style-name="T21">.</text:span><text:span text:style-name="T13">WriteLine</text:span><text:span text:style-name="T21">(</text:span><text:span text:style-name="T36">"Sensor2"</text:span><text:span text:style-name="T21">);</text:span><text:span text:style-name="T13"> </text:span></text:p>
          <text:p text:style-name="P9"><text:span text:style-name="T13"><text:s text:c="5"/></text:span><text:span text:style-name="T4">if</text:span><text:span text:style-name="T13"> </text:span><text:span text:style-name="T21">(</text:span><text:span text:style-name="T13">TooHot </text:span><text:span text:style-name="T21">!=</text:span><text:span text:style-name="T13"> </text:span><text:span text:style-name="T4">null</text:span><text:span text:style-name="T21">)</text:span><text:span text:style-name="T13"> <text:s/></text:span></text:p>
          <text:p text:style-name="P9"><text:span text:style-name="T13"><text:s text:c="7"/>TooHot</text:span><text:span text:style-name="T21">(</text:span><text:span text:style-name="T4">this</text:span><text:span text:style-name="T21">,</text:span><text:span text:style-name="T13"> EventArgs</text:span><text:span text:style-name="T21">.</text:span><text:span text:style-name="T13">Empty</text:span><text:span text:style-name="T21">);</text:span><text:span text:style-name="T13"> </text:span></text:p>
          <text:p text:style-name="P9"><text:span text:style-name="T13"><text:s text:c="2"/></text:span><text:span text:style-name="T21">}</text:span><text:span text:style-name="T13"> </text:span></text:p>
          <text:p text:style-name="P6">}</text:p>
          <text:p text:style-name="P9"><text:span text:style-name="T31">class</text:span><text:span text:style-name="T13"> Program </text:span><text:span text:style-name="T21">{</text:span><text:span text:style-name="T13"> </text:span></text:p>
          <text:p text:style-name="P9"><text:span text:style-name="T13"><text:s text:c="2"/></text:span><text:span text:style-name="T31">static</text:span><text:span text:style-name="T13"> </text:span><text:span text:style-name="T31">void</text:span><text:span text:style-name="T13"> tooHot</text:span><text:span text:style-name="T21">(</text:span><text:span text:style-name="T13"> </text:span></text:p>
          <text:p text:style-name="P9"><text:span text:style-name="T13"><text:s text:c="11"/></text:span><text:span text:style-name="T4">object</text:span><text:span text:style-name="T13"> src</text:span><text:span text:style-name="T21">,</text:span><text:span text:style-name="T13"> EventArgs args</text:span><text:span text:style-name="T21">){</text:span><text:span text:style-name="T13"> </text:span></text:p>
          <text:p text:style-name="P9"><text:span text:style-name="T13"><text:s text:c="5"/>Console</text:span><text:span text:style-name="T21">.</text:span><text:span text:style-name="T13">WriteLine</text:span><text:span text:style-name="T21">(</text:span><text:span text:style-name="T36">"in hot 1!"</text:span><text:span text:style-name="T21">);</text:span><text:span text:style-name="T13"> </text:span></text:p>
          <text:p text:style-name="P9"><text:span text:style-name="T13"><text:s text:c="2"/></text:span><text:span text:style-name="T21">}</text:span><text:span text:style-name="T13"> </text:span></text:p>
          <text:p text:style-name="P9"><text:span text:style-name="T13"><text:s text:c="2"/></text:span><text:span text:style-name="T31">static</text:span><text:span text:style-name="T13"> </text:span><text:span text:style-name="T31">void</text:span><text:span text:style-name="T13"> tooHot2</text:span><text:span text:style-name="T21">(</text:span><text:span text:style-name="T13"> </text:span></text:p>
          <text:p text:style-name="P9"><text:span text:style-name="T13"><text:s text:c="11"/></text:span><text:span text:style-name="T4">object</text:span><text:span text:style-name="T13"> src</text:span><text:span text:style-name="T21">,</text:span><text:span text:style-name="T13">EventArgs args</text:span><text:span text:style-name="T21">)</text:span><text:span text:style-name="T13"> </text:span><text:span text:style-name="T21">{</text:span><text:span text:style-name="T13"> </text:span></text:p>
          <text:p text:style-name="P9"><text:span text:style-name="T13"><text:s text:c="5"/>Console</text:span><text:span text:style-name="T21">.</text:span><text:span text:style-name="T13">WriteLine</text:span><text:span text:style-name="T21">(</text:span><text:span text:style-name="T36">"in hot 2!"</text:span><text:span text:style-name="T21">);</text:span><text:span text:style-name="T13"> </text:span></text:p>
          <text:p text:style-name="P9"><text:span text:style-name="T13"><text:s text:c="2"/></text:span><text:span text:style-name="T21">}</text:span><text:span text:style-name="T13"> </text:span></text:p>
          <text:p text:style-name="P13"><text:s/></text:p>
          <text:p text:style-name="P9"><text:span text:style-name="T13"><text:s text:c="2"/></text:span><text:span text:style-name="T4">public</text:span><text:span text:style-name="T13"> </text:span><text:span text:style-name="T31">static</text:span><text:span text:style-name="T13"> </text:span><text:span text:style-name="T31">void</text:span><text:span text:style-name="T13"> Main</text:span><text:span text:style-name="T21">()</text:span><text:span text:style-name="T13"> </text:span><text:span text:style-name="T21">{</text:span><text:span text:style-name="T13"> </text:span></text:p>
          <text:p text:style-name="P9"><text:span text:style-name="T13"><text:s text:c="4"/>Sensor2 s2 </text:span><text:span text:style-name="T21">=</text:span><text:span text:style-name="T13"> </text:span><text:span text:style-name="T4">new</text:span><text:span text:style-name="T13"> Sensor2</text:span><text:span text:style-name="T21">();</text:span><text:span text:style-name="T13"> </text:span></text:p>
          <text:p text:style-name="P9"><text:span text:style-name="T13"><text:s text:c="4"/>ITemperatureAlarm si </text:span><text:span text:style-name="T21">=</text:span><text:span text:style-name="T13"> s2</text:span><text:span text:style-name="T21">;</text:span><text:span text:style-name="T13"> </text:span></text:p>
          <text:p text:style-name="P9"><text:span text:style-name="T13"><text:s text:c="4"/>Sensor1 s1 </text:span><text:span text:style-name="T21">=</text:span><text:span text:style-name="T13"> </text:span><text:span text:style-name="T21">(</text:span><text:span text:style-name="T13">Sensor1</text:span><text:span text:style-name="T21">)</text:span><text:span text:style-name="T13">si</text:span><text:span text:style-name="T21">;</text:span><text:span text:style-name="T13"> </text:span></text:p>
          <text:p text:style-name="P9"><text:span text:style-name="T13"><text:s text:c="4"/>si</text:span><text:span text:style-name="T21">.</text:span><text:span text:style-name="T13">TooHot </text:span><text:span text:style-name="T21">+=</text:span><text:span text:style-name="T13"> tooHot</text:span><text:span text:style-name="T21">;</text:span><text:span text:style-name="T13"> </text:span></text:p>
          <text:p text:style-name="P9"><text:span text:style-name="T13"><text:s text:c="4"/>s1</text:span><text:span text:style-name="T21">.</text:span><text:span text:style-name="T13">TooHot </text:span><text:span text:style-name="T21">+=</text:span><text:span text:style-name="T13"> tooHot</text:span><text:span text:style-name="T21">;</text:span><text:span text:style-name="T13"> </text:span></text:p>
          <text:p text:style-name="P9"><text:span text:style-name="T13"><text:s text:c="4"/>s2</text:span><text:span text:style-name="T21">.</text:span><text:span text:style-name="T13">TooHot </text:span><text:span text:style-name="T21">+=</text:span><text:span text:style-name="T13"> tooHot2</text:span><text:span text:style-name="T21">;</text:span><text:span text:style-name="T13"> </text:span></text:p>
          <text:p text:style-name="P9"><text:span text:style-name="T13"><text:s text:c="4"/>si</text:span><text:span text:style-name="T21">.</text:span><text:span text:style-name="T13">triggerHot</text:span><text:span text:style-name="T21">();</text:span><text:span text:style-name="T13"> </text:span></text:p>
          <text:p text:style-name="P9"><text:span text:style-name="T13"><text:s text:c="4"/>s1</text:span><text:span text:style-name="T21">.</text:span><text:span text:style-name="T13">triggerHot</text:span><text:span text:style-name="T21">();</text:span><text:span text:style-name="T13"> </text:span></text:p>
          <text:p text:style-name="P9"><text:span text:style-name="T13"><text:s text:c="4"/>s2</text:span><text:span text:style-name="T21">.</text:span><text:span text:style-name="T13">triggerHot</text:span><text:span text:style-name="T21">();</text:span><text:span text:style-name="T13"> </text:span></text:p>
          <text:p text:style-name="P9"><text:span text:style-name="T13"><text:s text:c="2"/></text:span><text:span text:style-name="T21">}</text:span><text:span text:style-name="T13"> </text:span></text:p>
          <text:p text:style-name="P4"><text:span text:style-name="T23">}</text:span><text:span text:style-name="T12"> </text:span></text:p>
        </text:section>
      </text:section>
      <text:section text:style-name="Sect1" text:name="B-2A">
        <text:list xml:id="list28696735" text:style-name="L8">
          <text:list-item>
            <text:p text:style-name="P28">Usando o ildasm verifica-se que a assinatura (simplificada) do método de registo no evento TooHot na classe Sensor1 é: </text:p>
            <text:p text:style-name="P37">newslot virtual final instance void add_TooHot(class [mscorlib]System.EventHandler 'value') </text:p>
            <text:p text:style-name="P28">enquanto que no evento definido na classe Sensor2 é: </text:p>
            <text:p text:style-name="P37">newslot virtual instance void add_TooHot(class [mscorlib]System.EventHandler 'value') </text:p>
            <text:p text:style-name="P28">Justifique as diferenças observadas na assinatura dos dois métodos. </text:p>
          </text:list-item>
        </text:list>
      </text:section>
      <text:section text:style-name="Sect1" text:name="B-2A-R">
        <text:p text:style-name="P10">Uma vez que na classe base Sensor1 a implementação dos métodos da interface não é declarada "virtual", a implementação do método é declarada por omissão como final.</text:p>
      </text:section>
      <text:section text:style-name="Sect1" text:name="B-2B">
        <text:list xml:id="list29312827" text:continue-numbering="true" text:style-name="L8">
          <text:list-item>
            <text:p text:style-name="P28">Indique, justificando, qual a saída resultante da execução do código apresentado. </text:p>
          </text:list-item>
        </text:list>
      </text:section>
      <text:section text:style-name="Sect1" text:name="B-2B-R">
        <text:p text:style-name="P10"><text:s text:c="4"/>Sensor2 s2 = new Sensor2(); </text:p>
        <text:p text:style-name="P10"><text:s text:c="4"/>ITemperatureAlarm si = s2; </text:p>
        <text:p text:style-name="P10"><text:s text:c="4"/>Sensor1 s1 = (Sensor1)si; </text:p>
        <text:p text:style-name="P10"><text:s text:c="4"/>si.TooHot += tooHot; <text:tab/>//(SI &amp;&amp; S2) Sensor2 + in hot 1!</text:p>
        <text:p text:style-name="P10"><text:s text:c="4"/>s1.TooHot += tooHot; <text:tab/>//Sensor1 + in hot 1!</text:p>
        <text:p text:style-name="P10"><text:s text:c="4"/>s2.TooHot += tooHot2; <text:tab/>//(SI &amp;&amp; S2) Sensor2 + in hot 1!+ in hot 2!</text:p>
        <text:p text:style-name="P10"><text:s text:c="4"/>si.triggerHot(); </text:p>
        <text:p text:style-name="P10"><text:s text:c="4"/>s1.triggerHot(); </text:p>
        <text:p text:style-name="P10"><text:s text:c="4"/>s2.triggerHot(); </text:p>
        <text:p text:style-name="P10"/>
        <text:p text:style-name="P10"><text:s text:c="4"/>Porque SI referencia o mesmo objecto S2</text:p>
      </text:section>
      <text:section text:style-name="Sect1" text:name="B-3">
        <text:list xml:id="list28697574" text:style-name="L9">
          <text:list-item>
            <text:p text:style-name="P29">Indique, justificando, o output do seguinte troço de código:</text:p>
          </text:list-item>
        </text:list>
        <text:p text:style-name="P1"><text:span text:style-name="T31">class</text:span><text:span text:style-name="T13"> Program</text:span><text:span text:style-name="T21">{</text:span><text:span text:style-name="T10"> </text:span></text:p>
        <text:p text:style-name="P5"><text:span text:style-name="T9"><text:s text:c="5"/></text:span><text:span text:style-name="T3">public</text:span><text:span text:style-name="T9"> </text:span><text:span text:style-name="T28">static</text:span><text:span text:style-name="T9"> </text:span><text:span text:style-name="T28">void</text:span><text:span text:style-name="T9"> M1</text:span><text:span text:style-name="T20">(</text:span><text:span text:style-name="T28">int</text:span><text:span text:style-name="T9"> v</text:span><text:span text:style-name="T20">)</text:span><text:span text:style-name="T9"> </text:span><text:span text:style-name="T20">{</text:span><text:span text:style-name="T9"> Console</text:span><text:span text:style-name="T20">.</text:span><text:span text:style-name="T9">WriteLine</text:span><text:span text:style-name="T20">(</text:span><text:span text:style-name="T9">v</text:span><text:span text:style-name="T20">);</text:span><text:span text:style-name="T9"> </text:span><text:span text:style-name="T20">}</text:span><text:span text:style-name="T9"> </text:span></text:p>
        <text:p text:style-name="P5"><text:span text:style-name="T9"><text:s text:c="5"/></text:span><text:span text:style-name="T3">public</text:span><text:span text:style-name="T9"> </text:span><text:span text:style-name="T28">static</text:span><text:span text:style-name="T9"> </text:span><text:span text:style-name="T28">void</text:span><text:span text:style-name="T9"> M2</text:span><text:span text:style-name="T20">(</text:span><text:span text:style-name="T28">int</text:span><text:span text:style-name="T9"> v</text:span><text:span text:style-name="T20">)</text:span><text:span text:style-name="T9"> </text:span><text:span text:style-name="T20">{</text:span><text:span text:style-name="T9"> Console</text:span><text:span text:style-name="T20">.</text:span><text:span text:style-name="T9">WriteLine</text:span><text:span text:style-name="T20">(</text:span><text:span text:style-name="T39">2</text:span><text:span text:style-name="T20">*</text:span><text:span text:style-name="T9">v</text:span><text:span text:style-name="T20">);</text:span><text:span text:style-name="T9"> </text:span><text:span text:style-name="T20">}</text:span><text:span text:style-name="T9"> </text:span></text:p>
        <text:p text:style-name="P5"><text:span text:style-name="T9"><text:s text:c="5"/></text:span><text:span text:style-name="T28">static</text:span><text:span text:style-name="T9"> </text:span><text:span text:style-name="T28">void</text:span><text:span text:style-name="T9"> Main</text:span><text:span text:style-name="T20">(</text:span><text:span text:style-name="T28">string</text:span><text:span text:style-name="T20">[]</text:span><text:span text:style-name="T9"> args</text:span><text:span text:style-name="T20">){</text:span><text:span text:style-name="T9"> </text:span></text:p>
        <text:p text:style-name="P5"><text:span text:style-name="T9"><text:s text:c="7"/>Action</text:span><text:span text:style-name="T20">&lt;</text:span><text:span text:style-name="T28">int</text:span><text:span text:style-name="T20">&gt;</text:span><text:span text:style-name="T9"> a </text:span><text:span text:style-name="T20">=</text:span><text:span text:style-name="T9"> </text:span><text:span text:style-name="T3">new</text:span><text:span text:style-name="T9"> Action</text:span><text:span text:style-name="T20">&lt;</text:span><text:span text:style-name="T28">int</text:span><text:span text:style-name="T20">&gt;(</text:span><text:span text:style-name="T9">M1</text:span><text:span text:style-name="T20">);</text:span><text:span text:style-name="T9"> </text:span></text:p>
        <text:p text:style-name="P5"><text:span text:style-name="T9"><text:s text:c="7"/>Action</text:span><text:span text:style-name="T20">&lt;</text:span><text:span text:style-name="T28">int</text:span><text:span text:style-name="T20">&gt;</text:span><text:span text:style-name="T9"> b </text:span><text:span text:style-name="T20">=</text:span><text:span text:style-name="T9"> </text:span><text:span text:style-name="T3">new</text:span><text:span text:style-name="T9"> Action</text:span><text:span text:style-name="T20">&lt;</text:span><text:span text:style-name="T28">int</text:span><text:span text:style-name="T20">&gt;(</text:span><text:span text:style-name="T9">M2</text:span><text:span text:style-name="T20">);</text:span><text:span text:style-name="T9"> </text:span></text:p>
        <text:p text:style-name="P5"><text:span text:style-name="T9"><text:s text:c="7"/>a </text:span><text:span text:style-name="T20">+=</text:span><text:span text:style-name="T9"> b</text:span><text:span text:style-name="T20">;</text:span><text:span text:style-name="T9"> b </text:span><text:span text:style-name="T20">=</text:span><text:span text:style-name="T9"> </text:span><text:span text:style-name="T3">new</text:span><text:span text:style-name="T9"> Action</text:span><text:span text:style-name="T20">&lt;</text:span><text:span text:style-name="T28">int</text:span><text:span text:style-name="T20">&gt;(</text:span><text:span text:style-name="T9">M1</text:span><text:span text:style-name="T20">);</text:span><text:span text:style-name="T9"> </text:span></text:p>
        <text:p text:style-name="P5"><text:span text:style-name="T9"><text:s text:c="7"/>a</text:span><text:span text:style-name="T20">(</text:span><text:span text:style-name="T39">5</text:span><text:span text:style-name="T20">);</text:span><text:span text:style-name="T9"> </text:span></text:p>
        <text:p text:style-name="P5"><text:soft-page-break/><text:span text:style-name="T9"><text:s text:c="6"/></text:span><text:span text:style-name="T20">}</text:span><text:span text:style-name="T9"> </text:span></text:p>
        <text:p text:style-name="P7">}</text:p>
      </text:section>
      <text:section text:style-name="Sect1" text:name="B-3-R">
        <text:p text:style-name="P10"><text:tab/>Como existe a combinação de Actions (M1 e M2), o output é 5 e depois 10.</text:p>
        <text:p text:style-name="P10"><text:tab/>A alteração da Action b não produz alteração porque a lista de delegates já havia sido actualizada.</text:p>
      </text:section>
      <text:section text:style-name="Sect1" text:name="B-4">
        <text:list xml:id="list28672520" text:style-name="L10">
          <text:list-item>
            <text:p text:style-name="P30">Pretende-se implementar a classe FibonacciSequence que representa uma sequência enumerável dos valores da série de Fibonacci. Cada Enumerador retornado por instâncias desta classe retorna o próximo valor da série por cada iteração. <text:s text:c="2"/>A listagem seguinte apresente um exemplo de utilização desta classe bem como o respectivo <text:s/>output. </text:p>
          </text:list-item>
        </text:list>
        <text:p text:style-name="P8"><text:span text:style-name="T4">public</text:span><text:span text:style-name="T10"> </text:span><text:span text:style-name="T29">static</text:span><text:span text:style-name="T10"> </text:span><text:span text:style-name="T29">void</text:span><text:span text:style-name="T10"> Main</text:span><text:span text:style-name="T21">()</text:span><text:span text:style-name="T10"> </text:span><text:span text:style-name="T21">{</text:span><text:span text:style-name="T10"> </text:span></text:p>
        <text:p text:style-name="P11"><text:span text:style-name="T10"><text:s text:c="3"/>FibonacciSequence fs </text:span><text:span text:style-name="T22">=</text:span><text:span text:style-name="T10"> </text:span><text:span text:style-name="T5">new</text:span><text:span text:style-name="T10"> FibonacciSequence</text:span><text:span text:style-name="T22">();</text:span><text:span text:style-name="T10"> </text:span></text:p>
        <text:p text:style-name="P11"><text:span text:style-name="T10"><text:s text:c="3"/>IEnumerator</text:span><text:span text:style-name="T22">&lt;</text:span><text:span text:style-name="T29">int</text:span><text:span text:style-name="T22">&gt;</text:span><text:span text:style-name="T10"> fsEnum </text:span><text:span text:style-name="T22">=</text:span><text:span text:style-name="T10"> fs</text:span><text:span text:style-name="T22">.</text:span><text:span text:style-name="T10">GetEnumerator</text:span><text:span text:style-name="T22">();</text:span><text:span text:style-name="T10"> </text:span></text:p>
        <text:p text:style-name="P11"><text:span text:style-name="T10"><text:s text:c="3"/></text:span><text:span text:style-name="T5">for</text:span><text:span text:style-name="T10"> </text:span><text:span text:style-name="T22">(</text:span><text:span text:style-name="T29">int</text:span><text:span text:style-name="T10"> i </text:span><text:span text:style-name="T22">=</text:span><text:span text:style-name="T10"> </text:span><text:span text:style-name="T40">0</text:span><text:span text:style-name="T22">;</text:span><text:span text:style-name="T10"> i </text:span><text:span text:style-name="T22">&lt;</text:span><text:span text:style-name="T10"> </text:span><text:span text:style-name="T40">10</text:span><text:span text:style-name="T22">;</text:span><text:span text:style-name="T10"> i</text:span><text:span text:style-name="T22">++)</text:span><text:span text:style-name="T10"> </text:span><text:span text:style-name="T22">{</text:span><text:span text:style-name="T10"> </text:span></text:p>
        <text:p text:style-name="P11"><text:span text:style-name="T10"><text:s text:c="6"/>fsEnum</text:span><text:span text:style-name="T22">.</text:span><text:span text:style-name="T10">MoveNext</text:span><text:span text:style-name="T22">();</text:span><text:span text:style-name="T10"> </text:span></text:p>
        <text:p text:style-name="P11"><text:span text:style-name="T10"><text:s text:c="6"/>Console</text:span><text:span text:style-name="T22">.</text:span><text:span text:style-name="T10">WriteLine</text:span><text:span text:style-name="T22">(</text:span><text:span text:style-name="T35">"F'({0})' = {1}"</text:span><text:span text:style-name="T22">,</text:span><text:span text:style-name="T10"> i</text:span><text:span text:style-name="T22">,</text:span><text:span text:style-name="T10"> fsEnum</text:span><text:span text:style-name="T22">.</text:span><text:span text:style-name="T10">Current</text:span><text:span text:style-name="T22">);</text:span><text:span text:style-name="T10"> </text:span></text:p>
        <text:p text:style-name="P11"><text:span text:style-name="T10"><text:s text:c="3"/></text:span><text:span text:style-name="T22">}</text:span><text:span text:style-name="T10"> </text:span></text:p>
        <text:p text:style-name="P6">}</text:p>
        <text:p text:style-name="P6">OutPut:</text:p>
        <text:p text:style-name="P6">F'(0)' = 0</text:p>
        <text:p text:style-name="P6">F'(1)' = 1</text:p>
        <text:p text:style-name="P6">F'(2)' = 1</text:p>
        <text:p text:style-name="P6">F'(3)' = 2</text:p>
        <text:p text:style-name="P6">F'(4)' = 3</text:p>
        <text:p text:style-name="P6">F'(5)' = 5</text:p>
        <text:p text:style-name="P6">F'(6)' = 8</text:p>
        <text:p text:style-name="P6">F'(7)' = 13</text:p>
        <text:p text:style-name="P6">F'(8)' = 21</text:p>
        <text:p text:style-name="P6">F'(9)' = 34</text:p>
      </text:section>
      <text:section text:style-name="Sect1" text:name="B-4A">
        <text:list xml:id="list28695247" text:style-name="L11">
          <text:list-item>
            <text:p text:style-name="P31">Implemente a classe FibonacciSequence sem o suporte para enumeradores, existente na linguagem C#.</text:p>
          </text:list-item>
        </text:list>
      </text:section>
      <text:section text:style-name="Sect1" text:name="B-4A-R">
        <text:p text:style-name="Standard"/>
      </text:section>
      <text:section text:style-name="Sect1" text:name="B-4B">
        <text:list xml:id="list29337776" text:continue-numbering="true" text:style-name="L11">
          <text:list-item>
            <text:p text:style-name="P31">Implemente a classe FibonacciSequence utilizando o suporte para enumeradores existente na linguagem C#. </text:p>
          </text:list-item>
        </text:list>
      </text:section>
      <text:section text:style-name="Sect1" text:name="B-4B-R">
        <text:p text:style-name="Standard"/>
      </text:section>
      <text:section text:style-name="Sect1" text:name="B-4C">
        <text:list xml:id="list29337227" text:continue-numbering="true" text:style-name="L11">
          <text:list-item>
            <text:p text:style-name="P25">Que cuidados deve ser tidos em consideração, no código de utilização de instâncias desta classe? </text:p>
          </text:list-item>
        </text:list>
      </text:section>
      <text:section text:style-name="Sect1" text:name="B-4C-R">
        <text:p text:style-name="Standard"/>
      </text:section>
      <text:section text:style-name="Sect1" text:name="B-5">
        <text:list xml:id="list28702264" text:style-name="L12">
          <text:list-item>
            <text:p text:style-name="P32">Indique, justificando, o problema existente no código seguinte:</text:p>
          </text:list-item>
        </text:list>
        <text:p text:style-name="P8"><text:span text:style-name="T13"><text:s text:c="3"/></text:span><text:span text:style-name="T31">class</text:span><text:span text:style-name="T13"> TargetMethods </text:span><text:span text:style-name="T21">{</text:span><text:span text:style-name="T10"> </text:span></text:p>
        <text:p text:style-name="P11"><text:span text:style-name="T10"><text:s text:c="10"/></text:span><text:span text:style-name="T5">delegate</text:span><text:span text:style-name="T10"> </text:span><text:span text:style-name="T29">void</text:span><text:span text:style-name="T10"> Action</text:span><text:span text:style-name="T22">(</text:span><text:span text:style-name="T29">int</text:span><text:span text:style-name="T10"> x</text:span><text:span text:style-name="T22">);</text:span><text:span text:style-name="T10"> <text:s/></text:span></text:p>
        <text:p text:style-name="P11"><text:span text:style-name="T10"><text:s text:c="10"/></text:span><text:span text:style-name="T5">delegate</text:span><text:span text:style-name="T10"> </text:span><text:span text:style-name="T29">void</text:span><text:span text:style-name="T10"> OtherAction</text:span><text:span text:style-name="T22">(</text:span><text:span text:style-name="T29">int</text:span><text:span text:style-name="T10"> x</text:span><text:span text:style-name="T22">);</text:span><text:span text:style-name="T10"> <text:s text:c="2"/></text:span></text:p>
        <text:p text:style-name="P11"><text:span text:style-name="T10"><text:s text:c="8"/></text:span><text:span text:style-name="T5">public</text:span><text:span text:style-name="T10"> </text:span><text:span text:style-name="T29">static</text:span><text:span text:style-name="T10"> </text:span><text:span text:style-name="T29">void</text:span><text:span text:style-name="T10"> DoAction</text:span><text:span text:style-name="T22">(</text:span><text:span text:style-name="T10">Action a</text:span><text:span text:style-name="T22">,</text:span><text:span text:style-name="T10"> </text:span><text:span text:style-name="T29">int</text:span><text:span text:style-name="T10"> i</text:span><text:span text:style-name="T22">)</text:span><text:span text:style-name="T10"> </text:span><text:span text:style-name="T22">{</text:span><text:span text:style-name="T10"> a</text:span><text:span text:style-name="T22">(</text:span><text:span text:style-name="T10">i</text:span><text:span text:style-name="T22">);</text:span><text:span text:style-name="T10"> </text:span><text:span text:style-name="T22">}</text:span><text:span text:style-name="T10"> </text:span></text:p>
        <text:p text:style-name="P11"><text:span text:style-name="T10"><text:s text:c="10"/></text:span><text:span text:style-name="T5">public</text:span><text:span text:style-name="T10"> </text:span><text:span text:style-name="T29">static</text:span><text:span text:style-name="T10"> </text:span><text:span text:style-name="T29">void</text:span><text:span text:style-name="T10"> SomeAction</text:span><text:span text:style-name="T22">(</text:span><text:span text:style-name="T29">int</text:span><text:span text:style-name="T10"> i</text:span><text:span text:style-name="T22">)</text:span><text:span text:style-name="T10"> </text:span><text:span text:style-name="T22">{</text:span><text:span text:style-name="T10"> Console</text:span><text:span text:style-name="T22">.</text:span><text:span text:style-name="T10">WriteLine</text:span><text:span text:style-name="T22">(</text:span><text:span text:style-name="T10">i</text:span><text:span text:style-name="T22">);}</text:span><text:span text:style-name="T10"> </text:span></text:p>
        <text:p text:style-name="P12"><text:s/></text:p>
        <text:p text:style-name="P11"><text:span text:style-name="T10"><text:s text:c="10"/></text:span><text:span text:style-name="T5">public</text:span><text:span text:style-name="T10"> </text:span><text:span text:style-name="T29">static</text:span><text:span text:style-name="T10"> </text:span><text:span text:style-name="T29">void</text:span><text:span text:style-name="T10"> Test</text:span><text:span text:style-name="T22">()</text:span><text:span text:style-name="T10"> </text:span><text:span text:style-name="T22">{</text:span><text:span text:style-name="T10"> </text:span></text:p>
        <text:p text:style-name="P11"><text:span text:style-name="T10"><text:s text:c="12"/>OtherAction o </text:span><text:span text:style-name="T22">=</text:span><text:span text:style-name="T10"> SomeAction</text:span><text:span text:style-name="T22">;</text:span><text:span text:style-name="T10"> </text:span></text:p>
        <text:p text:style-name="P11"><text:span text:style-name="T10"><text:s text:c="12"/>DoAction</text:span><text:span text:style-name="T22">(</text:span><text:span text:style-name="T10">SomeAction</text:span><text:span text:style-name="T22">,</text:span><text:span text:style-name="T10"> </text:span><text:span text:style-name="T40">10</text:span><text:span text:style-name="T22">);</text:span><text:span text:style-name="T10"> </text:span></text:p>
        <text:p text:style-name="P11"><text:span text:style-name="T10"><text:s text:c="12"/>DoAction</text:span><text:span text:style-name="T22">(</text:span><text:span text:style-name="T10">o</text:span><text:span text:style-name="T22">,</text:span><text:span text:style-name="T10"> </text:span><text:span text:style-name="T40">10</text:span><text:span text:style-name="T22">);</text:span><text:span text:style-name="T10"> </text:span></text:p>
        <text:p text:style-name="P11"><text:span text:style-name="T10"><text:s text:c="8"/></text:span><text:span text:style-name="T22">}</text:span><text:span text:style-name="T10"> </text:span></text:p>
        <text:p text:style-name="P11"><text:span text:style-name="T10"><text:s text:c="5"/></text:span><text:span text:style-name="T22">}</text:span><text:span text:style-name="T10"> </text:span></text:p>
      </text:section>
      <text:section text:style-name="Sect1" text:name="B-5-R">
        <text:p text:style-name="P10">O problema está que DoAction tem como argumento uma delegate diferente, apesar de terem a mesma assinatura.</text:p>
      </text:section>
      <text:p text:style-name="Standard"/>
      <text:p text:style-name="P21">C. Genéricos, Métodos de extensão</text:p>
      <text:section text:style-name="Sect1" text:name="C-1">
        <text:list xml:id="list28685624" text:style-name="L13">
          <text:list-item>
            <text:p text:style-name="P47">Considere o seguinte troço de código C#. Qual o output resultante da invocação do método f?</text:p>
          </text:list-item>
        </text:list>
        <text:p text:style-name="P10"><text:span text:style-name="T32">class</text:span><text:span text:style-name="T14"> GenericClass</text:span><text:span text:style-name="T22">&lt;</text:span><text:span text:style-name="T10">T</text:span><text:span text:style-name="T22">&gt;{</text:span><text:span text:style-name="T10"> </text:span></text:p>
        <text:p text:style-name="P11"><text:span text:style-name="T10"><text:s text:c="3"/></text:span><text:span text:style-name="T5">public</text:span><text:span text:style-name="T10"> </text:span><text:span text:style-name="T29">static</text:span><text:span text:style-name="T10"> </text:span><text:span text:style-name="T29">int</text:span><text:span text:style-name="T10"> aField</text:span><text:span text:style-name="T22">=</text:span><text:span text:style-name="T40">1</text:span><text:span text:style-name="T22">;</text:span><text:span text:style-name="T10"> </text:span></text:p>
        <text:p text:style-name="P11"><text:span text:style-name="T10"><text:s text:c="3"/></text:span><text:span text:style-name="T5">public</text:span><text:span text:style-name="T10"> </text:span><text:span text:style-name="T29">static</text:span><text:span text:style-name="T10"> </text:span><text:span text:style-name="T29">void</text:span><text:span text:style-name="T10"> f</text:span><text:span text:style-name="T22">(</text:span><text:span text:style-name="T10"> </text:span><text:span text:style-name="T22">){</text:span><text:span text:style-name="T10"> </text:span></text:p>
        <text:p text:style-name="P11"><text:span text:style-name="T10"><text:s text:c="6"/>GenericClass</text:span><text:span text:style-name="T22">&lt;</text:span><text:span text:style-name="T29">int</text:span><text:span text:style-name="T22">&gt;.</text:span><text:span text:style-name="T10">aField</text:span><text:span text:style-name="T22">=</text:span><text:span text:style-name="T40">10</text:span><text:span text:style-name="T22">;</text:span><text:span text:style-name="T10"> </text:span></text:p>
        <text:p text:style-name="P11"><text:span text:style-name="T10"><text:s text:c="6"/>Console</text:span><text:span text:style-name="T22">.</text:span><text:span text:style-name="T10">WriteLine</text:span><text:span text:style-name="T22">(</text:span><text:span text:style-name="T10">GenericClass</text:span><text:span text:style-name="T22">&lt;</text:span><text:span text:style-name="T29">int</text:span><text:span text:style-name="T22">&gt;.</text:span><text:span text:style-name="T10">aField </text:span><text:span text:style-name="T22">+</text:span><text:span text:style-name="T10"> GenericClass</text:span><text:span text:style-name="T22">&lt;</text:span><text:span text:style-name="T29">char</text:span><text:span text:style-name="T22">&gt;.</text:span><text:span text:style-name="T10">aField</text:span><text:span text:style-name="T22">);</text:span><text:span text:style-name="T10"> </text:span></text:p>
        <text:p text:style-name="P11"><text:span text:style-name="T10"><text:s text:c="3"/></text:span><text:span text:style-name="T22">}</text:span><text:span text:style-name="T10"> </text:span></text:p>
        <text:p text:style-name="P6">}</text:p>
      </text:section>
      <text:section text:style-name="Sect1" text:name="C-1-R">
        <text:p text:style-name="P53">11, porque são criadas duas instancias diferentes (int e char) para o campo afield.</text:p>
      </text:section>
      <text:section text:style-name="Sect1" text:name="C-2">
        <text:list xml:id="list28671307" text:style-name="L14">
          <text:list-item>
            <text:p text:style-name="P48">Complete o método Accumulate, que recebe como argumentos uma sequência de elementos, um elemento seed e uma função acumuladora, retornando a sequência resultante da aplicação da função acumuladora.</text:p>
          </text:list-item>
        </text:list>
        <text:p text:style-name="P17"><text:tab/>IEnumerable&lt;T&gt; Accumulate&lt;T&gt;(IEnumerable&lt;T&gt; source, T seed, Func&lt;T,T,T&gt; acum)</text:p>
      </text:section>
      <text:section text:style-name="Sect1" text:name="C2-CA">
        <text:list xml:id="list28683229" text:style-name="L15">
          <text:list-item>
            <text:p text:style-name="P49">Justifique o motivo do delegate acum ter 3 parâmetros de tipo.</text:p>
          </text:list-item>
        </text:list>
      </text:section>
      <text:section text:style-name="Sect1" text:name="C-2A-R">
        <text:p text:style-name="Text_20_body">????</text:p>
      </text:section>
      <text:section text:style-name="Sect1" text:name="C-2B">
        <text:list xml:id="list29314861" text:continue-numbering="true" text:style-name="L15">
          <text:list-item>
            <text:p text:style-name="P49">Usando o método anterior, elabore um programa de teste que dado um array de inteiros, obtém a sequência que representa acumulação dos valores do array.</text:p>
          </text:list-item>
        </text:list>
      </text:section>
      <text:section text:style-name="Sect1" text:name="C-2B-R">
        <text:p text:style-name="Text_20_body"/>
      </text:section>
      <text:p text:style-name="Standard"/>
      <text:p text:style-name="P44"/>
      <text:section text:style-name="Sect1" text:name="C-3">
        <text:list xml:id="list28674554" text:style-name="L16">
          <text:list-item>
            <text:p text:style-name="P50">Assuma que se pretende obter uma implementação da abordagem map/reduce para processamento de dados.</text:p>
          </text:list-item>
        </text:list>
      </text:section>
      <text:section text:style-name="Sect1" text:name="C-3A">
        <text:list xml:id="list28702618" text:style-name="L17">
          <text:list-item>
            <text:p text:style-name="P51">Implemente <text:s/>os métodos de extensão <text:s/>Mapper <text:s/>e <text:s/>CountWords. <text:s/>O método <text:s/>Mapper <text:s/>recebe uma colecção de enumeráveis, aos quais se pretende aplicar a operação <text:s/>map. O resultado da operação <text:s/>map <text:s/>a cada item é um enumerável de pares (chave, valor). Implemente o método CountWords, em que cada item é uma linha de texto e em que o output são pares, constituídos pela palavra e número respectivo de ocorrências. </text:p>
          </text:list-item>
        </text:list>
        <text:p text:style-name="P8"><text:span text:style-name="T4">public</text:span><text:span text:style-name="T10"> </text:span><text:span text:style-name="T29">class</text:span><text:span text:style-name="T10"> Program </text:span><text:span text:style-name="T21">{</text:span><text:span text:style-name="T10"> </text:span></text:p>
        <text:p text:style-name="P12"><text:s/></text:p>
        <text:p text:style-name="P11"><text:span text:style-name="T5">public</text:span><text:span text:style-name="T10"> </text:span><text:span text:style-name="T29">static</text:span><text:span text:style-name="T10"> IEnumerable</text:span><text:span text:style-name="T22">&lt;</text:span><text:span text:style-name="T10">KeyValuePair</text:span><text:span text:style-name="T22">&lt;</text:span><text:span text:style-name="T10">K</text:span><text:span text:style-name="T22">,</text:span><text:span text:style-name="T10"> U</text:span><text:span text:style-name="T22">&gt;&gt;</text:span><text:span text:style-name="T10"> Mapper</text:span><text:span text:style-name="T22">&lt;</text:span><text:span text:style-name="T10">T</text:span><text:span text:style-name="T22">,</text:span><text:span text:style-name="T10"> K</text:span><text:span text:style-name="T22">,</text:span><text:span text:style-name="T10"> U</text:span><text:span text:style-name="T22">&gt;(</text:span><text:span text:style-name="T10"> </text:span></text:p>
        <text:p text:style-name="P11"><text:span text:style-name="T10"><text:s text:c="6"/></text:span><text:span text:style-name="T5">this</text:span><text:span text:style-name="T10"> IEnumerable</text:span><text:span text:style-name="T22">&lt;</text:span><text:span text:style-name="T10">T</text:span><text:span text:style-name="T22">&gt;</text:span><text:span text:style-name="T10"> input</text:span><text:span text:style-name="T22">,</text:span><text:span text:style-name="T10"> </text:span></text:p>
        <text:p text:style-name="P11"><text:span text:style-name="T10"><text:s text:c="6"/>Func</text:span><text:span text:style-name="T22">&lt;</text:span><text:span text:style-name="T10">T</text:span><text:span text:style-name="T22">,</text:span><text:span text:style-name="T10"> IEnumerable</text:span><text:span text:style-name="T22">&lt;</text:span><text:span text:style-name="T10">KeyValuePair</text:span><text:span text:style-name="T22">&lt;</text:span><text:span text:style-name="T10">K</text:span><text:span text:style-name="T22">,</text:span><text:span text:style-name="T10"> U</text:span><text:span text:style-name="T22">&gt;&gt;&gt;</text:span><text:span text:style-name="T10"> map</text:span><text:span text:style-name="T22">){</text:span><text:span text:style-name="T10"> </text:span></text:p>
        <text:p text:style-name="P11"><text:span text:style-name="T10"><text:s text:c="2"/></text:span><text:span text:style-name="T43">//. . . </text:span></text:p>
        <text:p text:style-name="P11"><text:span text:style-name="T22">}</text:span><text:span text:style-name="T10"> </text:span></text:p>
        <text:p text:style-name="P12"><text:s/></text:p>
        <text:p text:style-name="P11"><text:span text:style-name="T5">public</text:span><text:span text:style-name="T10"> </text:span><text:span text:style-name="T29">static</text:span><text:span text:style-name="T10"> <text:s/></text:span></text:p>
        <text:p text:style-name="P11"><text:span text:style-name="T10"><text:s text:c="6"/>IEnumerable</text:span><text:span text:style-name="T22">&lt;</text:span><text:span text:style-name="T10">KeyValuePair</text:span><text:span text:style-name="T22">&lt;</text:span><text:span text:style-name="T29">string</text:span><text:span text:style-name="T22">,</text:span><text:span text:style-name="T10"> </text:span><text:span text:style-name="T29">int</text:span><text:span text:style-name="T22">&gt;&gt;</text:span><text:span text:style-name="T10"> CountWords</text:span><text:span text:style-name="T22">(</text:span><text:span text:style-name="T10">IEnumerable</text:span><text:span text:style-name="T22">&lt;</text:span><text:span text:style-name="T29">string</text:span><text:span text:style-name="T22">&gt;</text:span><text:span text:style-name="T10"> lines</text:span><text:span text:style-name="T22">)</text:span><text:span text:style-name="T10"> </text:span><text:span text:style-name="T22">{</text:span></text:p>
        <text:p text:style-name="P11"><text:span text:style-name="T10"><text:s text:c="2"/></text:span><text:span text:style-name="T43">//… </text:span></text:p>
        <text:p text:style-name="P11"><text:span text:style-name="T22">}</text:span><text:span text:style-name="T10"> </text:span></text:p>
        <text:p text:style-name="P12"><text:s/></text:p>
        <text:p text:style-name="P11"><text:span text:style-name="T5">public</text:span><text:span text:style-name="T10"> </text:span><text:span text:style-name="T29">static</text:span><text:span text:style-name="T10"> </text:span><text:span text:style-name="T29">void</text:span><text:span text:style-name="T10"> Main</text:span><text:span text:style-name="T22">()</text:span><text:span text:style-name="T10"> </text:span><text:span text:style-name="T22">{</text:span><text:span text:style-name="T10"> </text:span></text:p>
        <text:p text:style-name="P11"><text:span text:style-name="T10"><text:s text:c="2"/></text:span><text:span text:style-name="T29">string</text:span><text:span text:style-name="T22">[]</text:span><text:span text:style-name="T10"> lines </text:span><text:span text:style-name="T22">=</text:span><text:span text:style-name="T10"> </text:span><text:span text:style-name="T22">{</text:span><text:span text:style-name="T35">"ola mundo ola ave"</text:span><text:span text:style-name="T22">,</text:span><text:span text:style-name="T10"> </text:span><text:span text:style-name="T35">"ave ola ave"</text:span><text:span text:style-name="T22">};</text:span><text:span text:style-name="T10"> </text:span></text:p>
        <text:p text:style-name="P11"><text:span text:style-name="T10"><text:s text:c="2"/></text:span><text:span text:style-name="T5">foreach</text:span><text:span text:style-name="T10"> </text:span><text:span text:style-name="T22">(</text:span><text:span text:style-name="T10">KeyValuePair</text:span><text:span text:style-name="T22">&lt;</text:span><text:span text:style-name="T29">string</text:span><text:span text:style-name="T22">,</text:span><text:span text:style-name="T10"> </text:span><text:span text:style-name="T29">int</text:span><text:span text:style-name="T22">&gt;</text:span><text:span text:style-name="T10"> p </text:span><text:span text:style-name="T5">in</text:span><text:span text:style-name="T10"> CountWords</text:span><text:span text:style-name="T22">(</text:span><text:span text:style-name="T10">lines</text:span><text:span text:style-name="T22">))</text:span><text:span text:style-name="T10"> </text:span></text:p>
        <text:p text:style-name="P11"><text:span text:style-name="T10"><text:s text:c="2"/>Console</text:span><text:span text:style-name="T22">.</text:span><text:span text:style-name="T10">WriteLine</text:span><text:span text:style-name="T22">(</text:span><text:span text:style-name="T10">p</text:span><text:span text:style-name="T22">);</text:span><text:span text:style-name="T10"> </text:span></text:p>
        <text:p text:style-name="P11"><text:span text:style-name="T10"><text:s text:c="2"/></text:span><text:span text:style-name="T22">}</text:span><text:span text:style-name="T10"> </text:span></text:p>
        <text:p text:style-name="P5"><text:span text:style-name="T24">}</text:span><text:span text:style-name="T9"> </text:span></text:p>
        <text:p text:style-name="P14">Output: </text:p>
        <text:p text:style-name="P14"><text:s/></text:p>
        <text:p text:style-name="P14">[ola, 2] </text:p>
        <text:p text:style-name="P14">[mundo, 1] </text:p>
        <text:p text:style-name="P14">[ave, 1] </text:p>
        <text:p text:style-name="P14">[ave, 2] </text:p>
        <text:p text:style-name="P14">[ola, 1]</text:p>
      </text:section>
      <text:section text:style-name="Sect1" text:name="C-3A-R">
        <text:p text:style-name="P40"><text:span text:style-name="T19"><text:s text:c="8"/></text:span><text:span text:style-name="T8">public</text:span><text:span text:style-name="T18"> </text:span><text:span text:style-name="T34">static</text:span><text:span text:style-name="T18"> IEnumerable</text:span><text:span text:style-name="T27">&lt;</text:span><text:span text:style-name="T18">KeyValuePair</text:span><text:span text:style-name="T27">&lt;</text:span><text:span text:style-name="T18">K</text:span><text:span text:style-name="T27">,</text:span><text:span text:style-name="T18"> U</text:span><text:span text:style-name="T27">&gt;&gt;</text:span><text:span text:style-name="T18"> Mapper</text:span><text:span text:style-name="T27">&lt;</text:span><text:span text:style-name="T18">T</text:span><text:span text:style-name="T27">,</text:span><text:span text:style-name="T18"> K</text:span><text:span text:style-name="T27">,</text:span><text:span text:style-name="T18"> U</text:span><text:span text:style-name="T27">&gt;</text:span></text:p>
        <text:p text:style-name="P40"><text:span text:style-name="T27"><text:tab/>(</text:span><text:span text:style-name="T8">this</text:span><text:span text:style-name="T18"> IEnumerable</text:span><text:span text:style-name="T27">&lt;</text:span><text:span text:style-name="T18">T</text:span><text:span text:style-name="T27">&gt;</text:span><text:span text:style-name="T18"> input</text:span><text:span text:style-name="T27">,</text:span><text:span text:style-name="T18"> Func</text:span><text:span text:style-name="T27">&lt;</text:span><text:span text:style-name="T18">T</text:span><text:span text:style-name="T27">,</text:span><text:span text:style-name="T18"> IEnumerable</text:span><text:span text:style-name="T27">&lt;</text:span><text:span text:style-name="T18">KeyValuePair</text:span><text:span text:style-name="T27">&lt;</text:span><text:span text:style-name="T18">K</text:span><text:span text:style-name="T27">,</text:span><text:span text:style-name="T18"> U</text:span><text:span text:style-name="T27">&gt;&gt;&gt;</text:span><text:span text:style-name="T18"> map</text:span><text:span text:style-name="T27">)</text:span></text:p>
        <text:p text:style-name="P40"><text:span text:style-name="T18"><text:s text:c="8"/></text:span><text:span text:style-name="T27">{</text:span></text:p>
        <text:p text:style-name="P40"><text:span text:style-name="T18"><text:s text:c="12"/></text:span><text:span text:style-name="T8">return</text:span><text:span text:style-name="T18"> input</text:span><text:span text:style-name="T27">.</text:span><text:span text:style-name="T18">SelectMany</text:span><text:span text:style-name="T27">(</text:span><text:span text:style-name="T18">map</text:span><text:span text:style-name="T27">);</text:span></text:p>
        <text:p text:style-name="P40"><text:span text:style-name="T18"><text:s text:c="8"/></text:span><text:span text:style-name="T27">}</text:span></text:p>
        <text:p text:style-name="P40"><text:span text:style-name="T27"/></text:p>
        <text:p text:style-name="P40"><text:span text:style-name="T8">public</text:span><text:span text:style-name="T18"> </text:span><text:span text:style-name="T34">static</text:span><text:span text:style-name="T18"> IEnumerable</text:span><text:span text:style-name="T27">&lt;</text:span><text:span text:style-name="T18">KeyValuePair</text:span><text:span text:style-name="T27">&lt;</text:span><text:span text:style-name="T34">string</text:span><text:span text:style-name="T27">,</text:span><text:span text:style-name="T18"> </text:span><text:span text:style-name="T34">int</text:span><text:span text:style-name="T27">&gt;&gt;</text:span><text:span text:style-name="T18"> CountWords</text:span><text:span text:style-name="T27">(</text:span><text:span text:style-name="T18">IEnumerable</text:span><text:span text:style-name="T27">&lt;</text:span><text:span text:style-name="T34">string</text:span><text:span text:style-name="T27">&gt;</text:span><text:span text:style-name="T18"> lines</text:span><text:span text:style-name="T27">)</text:span></text:p>
        <text:p text:style-name="P38">{</text:p>
        <text:p text:style-name="P40"><text:span text:style-name="T18"><text:tab/></text:span><text:span text:style-name="T8">return</text:span><text:span text:style-name="T18"> lines</text:span><text:span text:style-name="T27">.</text:span><text:span text:style-name="T18">Mapper</text:span><text:span text:style-name="T27">(</text:span></text:p>
        <text:p text:style-name="P40"><text:span text:style-name="T18"><text:tab/><text:tab/></text:span><text:span text:style-name="T8">delegate</text:span><text:span text:style-name="T27">(</text:span><text:span text:style-name="T18">String input</text:span><text:span text:style-name="T27">)</text:span></text:p>
        <text:p text:style-name="P40"><text:span text:style-name="T18"><text:tab/><text:tab/></text:span><text:span text:style-name="T27">{</text:span></text:p>
        <text:p text:style-name="P40"><text:span text:style-name="T18"><text:tab/><text:tab/><text:tab/>Dictionary</text:span><text:span text:style-name="T27">&lt;</text:span><text:span text:style-name="T18">String</text:span><text:span text:style-name="T27">,</text:span><text:span text:style-name="T18"> </text:span><text:span text:style-name="T34">int</text:span><text:span text:style-name="T27">&gt;</text:span><text:span text:style-name="T18"> d </text:span><text:span text:style-name="T27">=</text:span><text:span text:style-name="T18"> </text:span><text:span text:style-name="T8">new</text:span><text:span text:style-name="T18"> Dictionary</text:span><text:span text:style-name="T27">&lt;</text:span><text:span text:style-name="T18">String</text:span><text:span text:style-name="T27">,</text:span><text:span text:style-name="T18"> </text:span><text:span text:style-name="T34">int</text:span><text:span text:style-name="T27">&gt;();</text:span></text:p>
        <text:p text:style-name="P40"><text:span text:style-name="T18"><text:tab/><text:tab/><text:tab/>String</text:span><text:span text:style-name="T27">[]</text:span><text:span text:style-name="T18"> i </text:span><text:span text:style-name="T27">=</text:span><text:span text:style-name="T18"> input</text:span><text:span text:style-name="T27">.</text:span><text:span text:style-name="T18">Split</text:span><text:span text:style-name="T27">(</text:span><text:span text:style-name="T38">' '</text:span><text:span text:style-name="T27">);</text:span></text:p>
        <text:p text:style-name="P43"/>
        <text:p text:style-name="P40"><text:span text:style-name="T18"><text:tab/><text:tab/><text:tab/></text:span><text:span text:style-name="T8">foreach</text:span><text:span text:style-name="T18"> </text:span><text:span text:style-name="T27">(</text:span><text:span text:style-name="T18">String s </text:span><text:span text:style-name="T8">in</text:span><text:span text:style-name="T18"> i</text:span><text:span text:style-name="T27">)</text:span></text:p>
        <text:p text:style-name="P40"><text:span text:style-name="T18"><text:tab/><text:tab/><text:tab/></text:span><text:span text:style-name="T27">{</text:span></text:p>
        <text:p text:style-name="P40"><text:span text:style-name="T18"><text:tab/><text:tab/><text:tab/><text:tab/></text:span><text:span text:style-name="T8">if</text:span><text:span text:style-name="T18"> </text:span><text:span text:style-name="T27">(</text:span><text:span text:style-name="T18">d</text:span><text:span text:style-name="T27">.</text:span><text:span text:style-name="T18">ContainsKey</text:span><text:span text:style-name="T27">(</text:span><text:span text:style-name="T18">s</text:span><text:span text:style-name="T27">))</text:span></text:p>
        <text:p text:style-name="P40"><text:span text:style-name="T18"><text:tab/><text:tab/><text:tab/><text:tab/><text:tab/>d</text:span><text:span text:style-name="T27">[</text:span><text:span text:style-name="T18">s</text:span><text:span text:style-name="T27">]++;</text:span></text:p>
        <text:p text:style-name="P40"><text:span text:style-name="T18"><text:tab/><text:tab/><text:tab/><text:tab/></text:span><text:span text:style-name="T8">else</text:span></text:p>
        <text:p text:style-name="P40"><text:span text:style-name="T18"><text:tab/><text:tab/><text:tab/><text:tab/><text:tab/>d</text:span><text:span text:style-name="T27">.</text:span><text:span text:style-name="T18">Add</text:span><text:span text:style-name="T27">(</text:span><text:span text:style-name="T18">s</text:span><text:span text:style-name="T27">,</text:span><text:span text:style-name="T18"> </text:span><text:span text:style-name="T42">1</text:span><text:span text:style-name="T27">);</text:span></text:p>
        <text:p text:style-name="P40"><text:span text:style-name="T18"><text:tab/><text:tab/><text:tab/></text:span><text:span text:style-name="T27">}</text:span></text:p>
        <text:p text:style-name="P40"><text:span text:style-name="T18"><text:tab/><text:tab/><text:tab/></text:span><text:span text:style-name="T8">return</text:span><text:span text:style-name="T18"> d</text:span><text:span text:style-name="T27">;</text:span></text:p>
        <text:p text:style-name="P40"><text:span text:style-name="T18"><text:tab/><text:tab/></text:span><text:span text:style-name="T27">}</text:span></text:p>
        <text:p text:style-name="P40"><text:span text:style-name="T18"><text:tab/></text:span><text:span text:style-name="T27">);</text:span></text:p>
        <text:p text:style-name="P40"><text:span text:style-name="T27">}</text:span></text:p>
      </text:section>
      <text:section text:style-name="Sect1" text:name="C-3B">
        <text:list xml:id="list28673669" text:style-name="L18">
          <text:list-item>
            <text:p text:style-name="P52">Implemente os métodos <text:s/>Joiner <text:s/>e <text:s/>Reducer, cuja assinatura é apresentada na listagem seguinte. O método Joiner, <text:s/>recebe uma <text:s/>sequência de pares chave valor e retorna uma <text:s/>sequência de grupos, em que cada grupo inclui os elementos da sequência de entrada com chaves iguais. O método Reducer recebe uma sequência de grupos e <text:s/>aplica o delegate <text:s/>reduce, <text:s/>a cada um dos elementos da sequência de entrada. O delegate <text:s/>reduce retorna, para cada grupo, um par chave valor, em que o valor é determinado a partir dos elementos no grupo.</text:p>
          </text:list-item>
        </text:list>
        <text:p text:style-name="P8"><text:span text:style-name="T31">static</text:span><text:span text:style-name="T13"> </text:span><text:span text:style-name="T31">class</text:span><text:span text:style-name="T13"> Program </text:span><text:span text:style-name="T21">{</text:span><text:span text:style-name="T10"> </text:span></text:p>
        <text:p text:style-name="P12"><text:s/></text:p>
        <text:p text:style-name="P15">//… </text:p>
        <text:p text:style-name="P11"><text:span text:style-name="T5">public</text:span><text:span text:style-name="T10"> </text:span><text:span text:style-name="T29">static</text:span><text:span text:style-name="T10"> IEnumerable</text:span><text:span text:style-name="T22">&lt;</text:span><text:span text:style-name="T10">IGrouping</text:span><text:span text:style-name="T22">&lt;</text:span><text:span text:style-name="T10">K</text:span><text:span text:style-name="T22">,</text:span><text:span text:style-name="T10"> KeyValuePair</text:span><text:span text:style-name="T22">&lt;</text:span><text:span text:style-name="T10">K</text:span><text:span text:style-name="T22">,</text:span><text:span text:style-name="T10">U</text:span><text:span text:style-name="T22">&gt;&gt;&gt;</text:span><text:span text:style-name="T10"> Joiner</text:span><text:span text:style-name="T22">&lt;</text:span><text:span text:style-name="T10">K</text:span><text:span text:style-name="T22">,</text:span><text:span text:style-name="T10"> U</text:span><text:span text:style-name="T22">&gt;(</text:span><text:span text:style-name="T10"> </text:span></text:p>
        <text:p text:style-name="P11"><text:span text:style-name="T10"><text:s text:c="4"/></text:span><text:span text:style-name="T5">this</text:span><text:span text:style-name="T10"> IEnumerable</text:span><text:span text:style-name="T22">&lt;</text:span><text:span text:style-name="T10">KeyValuePair</text:span><text:span text:style-name="T22">&lt;</text:span><text:span text:style-name="T10">K</text:span><text:span text:style-name="T22">,</text:span><text:span text:style-name="T10"> U</text:span><text:span text:style-name="T22">&gt;&gt;</text:span><text:span text:style-name="T10"> input</text:span><text:span text:style-name="T22">)</text:span><text:span text:style-name="T10"> where K</text:span><text:span text:style-name="T22">:</text:span><text:span text:style-name="T10">IComparable</text:span><text:span text:style-name="T22">&lt;</text:span><text:span text:style-name="T10">K</text:span><text:span text:style-name="T22">&gt;</text:span><text:span text:style-name="T10"> </text:span><text:span text:style-name="T22">{</text:span><text:span text:style-name="T10"> <text:s/></text:span></text:p>
        <text:p text:style-name="P12"><text:s/></text:p>
        <text:p text:style-name="P11"><text:soft-page-break/><text:span text:style-name="T10"><text:s text:c="4"/></text:span><text:span text:style-name="T43">//… </text:span></text:p>
        <text:p text:style-name="P11"><text:span text:style-name="T10"><text:s text:c="2"/></text:span><text:span text:style-name="T22">}</text:span><text:span text:style-name="T10"> </text:span></text:p>
        <text:p text:style-name="P12"><text:s/></text:p>
        <text:p text:style-name="P11"><text:span text:style-name="T5">public</text:span><text:span text:style-name="T10"> </text:span><text:span text:style-name="T29">static</text:span><text:span text:style-name="T10"> IEnumerable</text:span><text:span text:style-name="T22">&lt;</text:span><text:span text:style-name="T10">KeyValuePair</text:span><text:span text:style-name="T22">&lt;</text:span><text:span text:style-name="T10">K</text:span><text:span text:style-name="T22">,</text:span><text:span text:style-name="T10"> V</text:span><text:span text:style-name="T22">&gt;&gt;</text:span><text:span text:style-name="T10"> Reducer</text:span><text:span text:style-name="T22">&lt;</text:span><text:span text:style-name="T10">K</text:span><text:span text:style-name="T22">,</text:span><text:span text:style-name="T10"> U</text:span><text:span text:style-name="T22">,</text:span><text:span text:style-name="T10"> V</text:span><text:span text:style-name="T22">&gt;(</text:span><text:span text:style-name="T10"> </text:span></text:p>
        <text:p text:style-name="P11"><text:span text:style-name="T10"><text:s text:c="2"/></text:span><text:span text:style-name="T5">this</text:span><text:span text:style-name="T10"> IEnumerable</text:span><text:span text:style-name="T22">&lt;</text:span><text:span text:style-name="T10">IGrouping</text:span><text:span text:style-name="T22">&lt;</text:span><text:span text:style-name="T10">K</text:span><text:span text:style-name="T22">,</text:span><text:span text:style-name="T10"> KeyValuePair</text:span><text:span text:style-name="T22">&lt;</text:span><text:span text:style-name="T10">K</text:span><text:span text:style-name="T22">,</text:span><text:span text:style-name="T10">U</text:span><text:span text:style-name="T22">&gt;&gt;&gt;</text:span><text:span text:style-name="T10"> groups</text:span><text:span text:style-name="T22">,</text:span><text:span text:style-name="T10"> </text:span></text:p>
        <text:p text:style-name="P11"><text:span text:style-name="T10"><text:s text:c="2"/>Func</text:span><text:span text:style-name="T22">&lt;</text:span><text:span text:style-name="T10">IGrouping</text:span><text:span text:style-name="T22">&lt;</text:span><text:span text:style-name="T10">K</text:span><text:span text:style-name="T22">,</text:span><text:span text:style-name="T10"> KeyValuePair</text:span><text:span text:style-name="T22">&lt;</text:span><text:span text:style-name="T10">K</text:span><text:span text:style-name="T22">,</text:span><text:span text:style-name="T10">U</text:span><text:span text:style-name="T22">&gt;&gt;,</text:span><text:span text:style-name="T10"> KeyValuePair</text:span><text:span text:style-name="T22">&lt;</text:span><text:span text:style-name="T10">K</text:span><text:span text:style-name="T22">,</text:span><text:span text:style-name="T10"> V</text:span><text:span text:style-name="T22">&gt;&gt;</text:span><text:span text:style-name="T10"> reduce</text:span><text:span text:style-name="T22">)</text:span><text:span text:style-name="T10"> </text:span><text:span text:style-name="T22">{</text:span><text:span text:style-name="T10"> </text:span></text:p>
        <text:p text:style-name="P15">//… </text:p>
        <text:p text:style-name="P11"><text:span text:style-name="T22">}</text:span><text:span text:style-name="T10"> </text:span></text:p>
        <text:p text:style-name="P15">//… </text:p>
        <text:p text:style-name="P6">}</text:p>
      </text:section>
      <text:section text:style-name="Sect1" text:name="C-3B-R">
        <text:p text:style-name="P40"><text:span text:style-name="T8">public</text:span><text:span text:style-name="T18"> </text:span><text:span text:style-name="T34">static</text:span><text:span text:style-name="T18"> IEnumerable</text:span><text:span text:style-name="T27">&lt;</text:span><text:span text:style-name="T18">IGrouping</text:span><text:span text:style-name="T27">&lt;</text:span><text:span text:style-name="T18">K</text:span><text:span text:style-name="T27">,</text:span><text:span text:style-name="T18"> KeyValuePair</text:span><text:span text:style-name="T27">&lt;</text:span><text:span text:style-name="T18">K</text:span><text:span text:style-name="T27">,</text:span><text:span text:style-name="T18"> U</text:span><text:span text:style-name="T27">&gt;&gt;&gt;</text:span><text:span text:style-name="T18"> Joiner</text:span><text:span text:style-name="T27">&lt;</text:span><text:span text:style-name="T18">K</text:span><text:span text:style-name="T27">,</text:span><text:span text:style-name="T18"> U</text:span><text:span text:style-name="T27">&gt;</text:span></text:p>
        <text:p text:style-name="P40"><text:span text:style-name="T27"><text:tab/>(</text:span><text:span text:style-name="T8">this</text:span><text:span text:style-name="T18"> IEnumerable</text:span><text:span text:style-name="T27">&lt;</text:span><text:span text:style-name="T18">KeyValuePair</text:span><text:span text:style-name="T27">&lt;</text:span><text:span text:style-name="T18">K</text:span><text:span text:style-name="T27">,</text:span><text:span text:style-name="T18"> U</text:span><text:span text:style-name="T27">&gt;&gt;</text:span><text:span text:style-name="T18"> input</text:span><text:span text:style-name="T27">)</text:span><text:span text:style-name="T18"> where K </text:span><text:span text:style-name="T27">:</text:span><text:span text:style-name="T18"> IComparable</text:span><text:span text:style-name="T27">&lt;</text:span><text:span text:style-name="T18">K</text:span><text:span text:style-name="T27">&gt;</text:span></text:p>
        <text:p text:style-name="P40"><text:span text:style-name="T18"><text:s text:c="8"/></text:span><text:span text:style-name="T27">{</text:span></text:p>
        <text:p text:style-name="P40"><text:span text:style-name="T18"><text:s text:c="12"/></text:span><text:span text:style-name="T8">return</text:span><text:span text:style-name="T18"> input</text:span><text:span text:style-name="T27">.</text:span><text:span text:style-name="T18">GroupBy</text:span><text:span text:style-name="T27">(</text:span><text:span text:style-name="T18">x </text:span><text:span text:style-name="T27">=&gt;</text:span><text:span text:style-name="T18"> x</text:span><text:span text:style-name="T27">.</text:span><text:span text:style-name="T18">Key</text:span><text:span text:style-name="T27">);</text:span></text:p>
        <text:p text:style-name="P40"><text:span text:style-name="T18"><text:s text:c="8"/></text:span><text:span text:style-name="T27">}</text:span></text:p>
        <text:p text:style-name="P40"><text:span text:style-name="T19"><text:s/></text:span><text:span text:style-name="T8">public</text:span><text:span text:style-name="T18"> </text:span><text:span text:style-name="T34">static</text:span><text:span text:style-name="T18"> IEnumerable</text:span><text:span text:style-name="T27">&lt;</text:span><text:span text:style-name="T18">KeyValuePair</text:span><text:span text:style-name="T27">&lt;</text:span><text:span text:style-name="T18">K</text:span><text:span text:style-name="T27">,</text:span><text:span text:style-name="T18"> V</text:span><text:span text:style-name="T27">&gt;&gt;</text:span><text:span text:style-name="T18"> Reducer</text:span><text:span text:style-name="T27">&lt;</text:span><text:span text:style-name="T18">K</text:span><text:span text:style-name="T27">,</text:span><text:span text:style-name="T18"> U</text:span><text:span text:style-name="T27">,</text:span><text:span text:style-name="T18"> V</text:span><text:span text:style-name="T27">&gt;</text:span></text:p>
        <text:p text:style-name="P40"><text:span text:style-name="T27"><text:tab/>(</text:span><text:span text:style-name="T8">this</text:span><text:span text:style-name="T18"> IEnumerable</text:span><text:span text:style-name="T27">&lt;</text:span><text:span text:style-name="T18">IGrouping</text:span><text:span text:style-name="T27">&lt;</text:span><text:span text:style-name="T18">K</text:span><text:span text:style-name="T27">,</text:span><text:span text:style-name="T18"> KeyValuePair</text:span><text:span text:style-name="T27">&lt;</text:span><text:span text:style-name="T18">K</text:span><text:span text:style-name="T27">,</text:span><text:span text:style-name="T18"> U</text:span><text:span text:style-name="T27">&gt;&gt;&gt;</text:span><text:span text:style-name="T18"> groups</text:span><text:span text:style-name="T27">,</text:span><text:span text:style-name="T18"> Func</text:span><text:span text:style-name="T27">&lt;</text:span><text:span text:style-name="T18">IGrouping</text:span><text:span text:style-name="T27">&lt;</text:span><text:span text:style-name="T18">K</text:span><text:span text:style-name="T27">,</text:span><text:span text:style-name="T18"> KeyValuePair</text:span><text:span text:style-name="T27">&lt;</text:span><text:span text:style-name="T18">K</text:span><text:span text:style-name="T27">,</text:span><text:span text:style-name="T18"> U</text:span><text:span text:style-name="T27">&gt;&gt;,</text:span><text:span text:style-name="T18"> KeyValuePair</text:span><text:span text:style-name="T27">&lt;</text:span><text:span text:style-name="T18">K</text:span><text:span text:style-name="T27">,</text:span><text:span text:style-name="T18"> V</text:span><text:span text:style-name="T27">&gt;&gt;</text:span><text:span text:style-name="T18"> reduce</text:span><text:span text:style-name="T27">)</text:span></text:p>
        <text:p text:style-name="P40"><text:span text:style-name="T18"><text:s text:c="8"/></text:span><text:span text:style-name="T27">{</text:span></text:p>
        <text:p text:style-name="P40"><text:span text:style-name="T18"><text:s text:c="12"/></text:span><text:span text:style-name="T8">return</text:span><text:span text:style-name="T18"> groups</text:span><text:span text:style-name="T27">.</text:span><text:span text:style-name="T18">Select</text:span><text:span text:style-name="T27">(</text:span><text:span text:style-name="T18">reduce</text:span><text:span text:style-name="T27">);</text:span></text:p>
        <text:p text:style-name="P40"><text:span text:style-name="T18"><text:s text:c="8"/></text:span><text:span text:style-name="T27">}</text:span></text:p>
      </text:section>
      <text:section text:style-name="Sect1" text:name="C-3C">
        <text:list xml:id="list28689256" text:style-name="L19">
          <text:list-item>
            <text:p text:style-name="P33">Utilize os métodos Joiner e Reducer para estender o método CountWords por forma a que retorne agora o número de ocorrências de cada palavra na colecção de linhas inicial. </text:p>
          </text:list-item>
        </text:list>
      </text:section>
      <text:section text:style-name="Sect1" text:name="C-3C-R">
        <text:p text:style-name="P40"><text:span text:style-name="T19"><text:s text:c="8"/></text:span><text:span text:style-name="T8">public</text:span><text:span text:style-name="T18"> </text:span><text:span text:style-name="T34">static</text:span><text:span text:style-name="T18"> IEnumerable</text:span><text:span text:style-name="T27">&lt;</text:span><text:span text:style-name="T18">KeyValuePair</text:span><text:span text:style-name="T27">&lt;</text:span><text:span text:style-name="T34">string</text:span><text:span text:style-name="T27">,</text:span><text:span text:style-name="T18"> </text:span><text:span text:style-name="T34">int</text:span><text:span text:style-name="T27">&gt;&gt;</text:span><text:span text:style-name="T18"> CountWords</text:span><text:span text:style-name="T27">(</text:span><text:span text:style-name="T18">IEnumerable</text:span><text:span text:style-name="T27">&lt;</text:span><text:span text:style-name="T34">string</text:span><text:span text:style-name="T27">&gt;</text:span><text:span text:style-name="T18"> lines</text:span><text:span text:style-name="T27">)</text:span></text:p>
        <text:p text:style-name="P40"><text:span text:style-name="T18"><text:s text:c="8"/></text:span><text:span text:style-name="T27">{</text:span></text:p>
        <text:p text:style-name="P40"><text:span text:style-name="T18"><text:s text:c="12"/></text:span><text:span text:style-name="T8">return</text:span><text:span text:style-name="T18"> Reducer</text:span><text:span text:style-name="T27">(</text:span><text:span text:style-name="T18">Joiner</text:span><text:span text:style-name="T27">(</text:span><text:span text:style-name="T18">question5</text:span><text:span text:style-name="T27">.</text:span><text:span text:style-name="T18">CountWords</text:span><text:span text:style-name="T27">(</text:span><text:span text:style-name="T18">lines</text:span><text:span text:style-name="T27">)),</text:span><text:span text:style-name="T18"> x </text:span><text:span text:style-name="T27">=&gt;</text:span></text:p>
        <text:p text:style-name="P40"><text:span text:style-name="T18"><text:s text:c="12"/></text:span><text:span text:style-name="T27">{</text:span></text:p>
        <text:p text:style-name="P40"><text:span text:style-name="T18"><text:s text:c="16"/>KeyValuePair</text:span><text:span text:style-name="T27">&lt;</text:span><text:span text:style-name="T34">string</text:span><text:span text:style-name="T27">,</text:span><text:span text:style-name="T18"> </text:span><text:span text:style-name="T34">int</text:span><text:span text:style-name="T27">&gt;</text:span><text:span text:style-name="T18"> par </text:span><text:span text:style-name="T27">=</text:span><text:span text:style-name="T18"> </text:span><text:span text:style-name="T8">new</text:span><text:span text:style-name="T18"> KeyValuePair</text:span><text:span text:style-name="T27">&lt;</text:span><text:span text:style-name="T34">string</text:span><text:span text:style-name="T27">,</text:span><text:span text:style-name="T18"> </text:span><text:span text:style-name="T34">int</text:span><text:span text:style-name="T27">&gt;(</text:span><text:span text:style-name="T38">""</text:span><text:span text:style-name="T27">,</text:span><text:span text:style-name="T18"> </text:span><text:span text:style-name="T42">0</text:span><text:span text:style-name="T27">);</text:span></text:p>
        <text:p text:style-name="P43"/>
        <text:p text:style-name="P40"><text:span text:style-name="T18"><text:s text:c="16"/></text:span><text:span text:style-name="T8">foreach</text:span><text:span text:style-name="T18"> </text:span><text:span text:style-name="T27">(</text:span><text:span text:style-name="T18">KeyValuePair</text:span><text:span text:style-name="T27">&lt;</text:span><text:span text:style-name="T34">string</text:span><text:span text:style-name="T27">,</text:span><text:span text:style-name="T18"> </text:span><text:span text:style-name="T34">int</text:span><text:span text:style-name="T27">&gt;</text:span><text:span text:style-name="T18"> p </text:span><text:span text:style-name="T8">in</text:span><text:span text:style-name="T18"> x</text:span><text:span text:style-name="T27">)</text:span></text:p>
        <text:p text:style-name="P40"><text:span text:style-name="T18"><text:s text:c="16"/></text:span><text:span text:style-name="T27">{</text:span></text:p>
        <text:p text:style-name="P40"><text:span text:style-name="T18"><text:s text:c="20"/>par </text:span><text:span text:style-name="T27">=</text:span><text:span text:style-name="T18"> </text:span><text:span text:style-name="T8">new</text:span><text:span text:style-name="T18"> KeyValuePair</text:span><text:span text:style-name="T27">&lt;</text:span><text:span text:style-name="T34">string</text:span><text:span text:style-name="T27">,</text:span><text:span text:style-name="T18"> </text:span><text:span text:style-name="T34">int</text:span><text:span text:style-name="T27">&gt;(</text:span><text:span text:style-name="T18">p</text:span><text:span text:style-name="T27">.</text:span><text:span text:style-name="T18">Key</text:span><text:span text:style-name="T27">,</text:span><text:span text:style-name="T18"> p</text:span><text:span text:style-name="T27">.</text:span><text:span text:style-name="T18">Value </text:span><text:span text:style-name="T27">+</text:span><text:span text:style-name="T18"> par</text:span><text:span text:style-name="T27">.</text:span><text:span text:style-name="T18">Value</text:span><text:span text:style-name="T27">);</text:span></text:p>
        <text:p text:style-name="P40"><text:span text:style-name="T18"><text:s text:c="16"/></text:span><text:span text:style-name="T27">}</text:span></text:p>
        <text:p text:style-name="P40"><text:span text:style-name="T18"><text:s text:c="16"/></text:span><text:span text:style-name="T8">return</text:span><text:span text:style-name="T18"> par</text:span><text:span text:style-name="T27">;</text:span></text:p>
        <text:p text:style-name="P40"><text:span text:style-name="T18"><text:s text:c="12"/></text:span><text:span text:style-name="T27">});</text:span></text:p>
        <text:p text:style-name="P40"><text:span text:style-name="T18"><text:s text:c="8"/></text:span><text:span text:style-name="T27">}</text:span></text:p>
      </text:section>
      <text:section text:style-name="Sect1" text:name="C-4">
        <text:list xml:id="list28687652" text:style-name="L20">
          <text:list-item>
            <text:p text:style-name="P34">Considere a seguinte classe G. O tipo parâmetro da classe G pode ser um tipo da categoria valor ou referência. A chamada ao método virtual <text:s/>ToString <text:s/>terá de ser feita de forma diferente em função da categoria do tipo <text:s/>T. Explique sucintamente a solução existente na plataforma .NET para que o compilador C# consiga traduzir este código para IL. </text:p>
          </text:list-item>
        </text:list>
        <text:p text:style-name="P8"><text:span text:style-name="T31">class</text:span><text:span text:style-name="T13"> G</text:span><text:span text:style-name="T21">&lt;</text:span><text:span text:style-name="T10">T</text:span><text:span text:style-name="T21">&gt;</text:span><text:span text:style-name="T10"> </text:span><text:span text:style-name="T21">{</text:span><text:span text:style-name="T10"> <text:s/></text:span></text:p>
        <text:p text:style-name="P11"><text:span text:style-name="T10"><text:s text:c="3"/></text:span><text:span text:style-name="T5">private</text:span><text:span text:style-name="T10"> T t</text:span><text:span text:style-name="T22">;</text:span><text:span text:style-name="T10"> <text:s/></text:span></text:p>
        <text:p text:style-name="P11"><text:span text:style-name="T10"><text:s text:c="3"/></text:span><text:span text:style-name="T5">public</text:span><text:span text:style-name="T10"> String m</text:span><text:span text:style-name="T22">()</text:span><text:span text:style-name="T10"> </text:span><text:span text:style-name="T22">{</text:span><text:span text:style-name="T10"> </text:span><text:span text:style-name="T5">return</text:span><text:span text:style-name="T10"> t</text:span><text:span text:style-name="T22">.</text:span><text:span text:style-name="T10">ToString</text:span><text:span text:style-name="T22">();</text:span><text:span text:style-name="T10"> </text:span><text:span text:style-name="T22">}</text:span></text:p>
        <text:p text:style-name="P11"><text:span text:style-name="T22">}</text:span><text:span text:style-name="T10"> </text:span></text:p>
      </text:section>
      <text:section text:style-name="Sect1" text:name="C-4-R">
        <text:p text:style-name="Standard">????</text:p>
        <text:p text:style-name="P10">Por omissão o CLR obtem imprime o this.GetType.FullName() como forma de "imprimir" o nome da classe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F" svg:font-family="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3T12:25:59.46</meta:creation-date>
    <dc:date>2011-05-31T09:19:59.78</dc:date>
    <meta:editing-duration>PT1H31M42S</meta:editing-duration>
    <meta:editing-cycles>47</meta:editing-cycles>
    <meta:generator>LibreOffice/3.3$Win32 LibreOffice_project/330m19$Build-8</meta:generator>
    <meta:document-statistic meta:table-count="0" meta:image-count="0" meta:object-count="0" meta:page-count="7" meta:paragraph-count="314" meta:word-count="2022" meta:character-count="14485"/>
    <meta:user-defined meta:name="Info 1"/>
    <meta:user-defined meta:name="Info 2"/>
    <meta:user-defined meta:name="Info 3"/>
    <meta:user-defined meta:name="Info 4"/>
  </office:meta>
</office:document-meta>
</file>